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15.445cm"/>
    </style:style>
    <style:style style:name="co3" style:family="table-column">
      <style:table-column-properties fo:break-before="auto" style:column-width="8.825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35.634cm"/>
    </style:style>
    <style:style style:name="co6" style:family="table-column">
      <style:table-column-properties fo:break-before="auto" style:column-width="6.156cm"/>
    </style:style>
    <style:style style:name="co7" style:family="table-column">
      <style:table-column-properties fo:break-before="auto" style:column-width="10.786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36.46cm"/>
    </style:style>
    <style:style style:name="co10" style:family="table-column">
      <style:table-column-properties fo:break-before="auto" style:column-width="1.2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1.526cm" fo:break-before="auto" style:use-optimal-row-height="tru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979cm" fo:break-before="auto" style:use-optimal-row-height="false"/>
    </style:style>
    <style:style style:name="ro9" style:family="table-row">
      <style:table-row-properties style:row-height="2.263cm" fo:break-before="auto" style:use-optimal-row-height="true"/>
    </style:style>
    <style:style style:name="ro10" style:family="table-row">
      <style:table-row-properties style:row-height="0.423cm" fo:break-before="auto" style:use-optimal-row-height="true"/>
    </style:style>
    <style:style style:name="ta1" style:family="table" style:master-page-name="PageStyle_5f_Test_20_Values">
      <style:table-properties table:display="true" style:writing-mode="lr-tb"/>
    </style:style>
    <style:style style:name="ta2" style:family="table" style:master-page-name="PageStyle_5f_Test_20_SQL">
      <style:table-properties table:display="true" style:writing-mode="lr-tb"/>
    </style:style>
    <style:style style:name="ta3" style:family="table" style:master-page-name="PageStyle_5f_Production_20_values">
      <style:table-properties table:display="true" style:writing-mode="lr-tb"/>
    </style:style>
    <style:style style:name="ta4" style:family="table" style:master-page-name="PageStyle_5f_Production_20_SQL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font-name-asian="JetBrains Mono" style:font-size-asian="9pt" style:language-asian="none" style:country-asian="none" style:font-style-asian="normal" style:font-weight-asian="normal" style:font-name-complex="JetBrains Mono" style:font-size-complex="9pt" style:language-complex="none" style:country-complex="none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font-name-asian="JetBrains Mono" style:font-size-asian="9pt" style:language-asian="none" style:country-asian="none" style:font-style-asian="normal" style:font-weight-asian="normal" style:font-name-complex="JetBrains Mono" style:font-size-complex="9pt" style:language-complex="none" style:country-complex="none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8" style:family="table-cell" style:parent-style-name="Default">
      <style:text-properties style:font-name="Liberation Sans"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ues for Testing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6"/>
        <table:table-column table:style-name="co3" table:default-cell-style-name="ce6"/>
        <table:table-column table:style-name="co4" table:number-columns-repeated="16381" table:default-cell-style-name="ce18"/>
        <table:table-row table:style-name="ro1">
          <table:table-cell table:style-name="ce7" office:value-type="string" calcext:value-type="string">
            <text:p>Value - ENTER YOUR VALUES HER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Consta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Enable Structured Data processing code and display of markup groups? This is a global option.</text:p>
          </table:table-cell>
          <table:table-cell office:value-type="string" calcext:value-type="string">
            <text:p>PLUGIN_SDATA_EN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Show Schema markup?&lt;br&gt;Shows JSON-LD blocks for Organisation and Breadcrumbs on all pages</text:p>
          </table:table-cell>
          <table:table-cell office:value-type="string" calcext:value-type="string">
            <text:p>PLUGIN_SDATA_SCHEMA_EN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Show Facebook-Open Graph markup?&lt;br&gt;Shows Facebook og tags on all pages with additional product-specific tags on product pages.</text:p>
          </table:table-cell>
          <table:table-cell office:value-type="string" calcext:value-type="string">
            <text:p>PLUGIN_SDATA_FOG_EN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Show Twitter Card markup?&lt;br&gt;Shows on all pages.</text:p>
          </table:table-cell>
          <table:table-cell office:value-type="string" calcext:value-type="string">
            <text:p>PLUGIN_SDATA_TWITTER_CARD_EN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3456879</text:p>
          </table:table-cell>
          <table:table-cell office:value-type="string" calcext:value-type="string">
            <text:p>Enter your Facebook application ID (&lt;a href="http://developers.facebook.com/setup/" target="_blank"&gt;Get an application ID&lt;/a&gt;).</text:p>
          </table:table-cell>
          <table:table-cell office:value-type="string" calcext:value-type="string">
            <text:p>PLUGIN_SDATA_FOG_AP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min_myfacebook_page</text:p>
          </table:table-cell>
          <table:table-cell office:value-type="string" calcext:value-type="string">
            <text:p>Enter the Admin ID(s) of the Facebook user(s) that administer your Facebook fan page separated by commas. &lt;a href="http://www.facebook.com/insights/" target="_blank"&gt;Insights for your domain&lt;/a&gt;.</text:p>
          </table:table-cell>
          <table:table-cell office:value-type="string" calcext:value-type="string">
            <text:p>PLUGIN_SDATA_FOG_ADMINID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www.myfacebook.com</text:p>
          </table:table-cell>
          <table:table-cell office:value-type="string" calcext:value-type="string">
            <text:p>Enter the full url/link to your facebook page eg.:https://www.facebook.com/zencart/.</text:p>
          </table:table-cell>
          <table:table-cell office:value-type="string" calcext:value-type="string">
            <text:p>PLUGIN_SDATA_FOG_PAGE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www.mywebsite.com/logo.jpg</text:p>
          </table:table-cell>
          <table:table-cell office:value-type="string" calcext:value-type="string">
            <text:p>Enter the full url to your logo image.</text:p>
          </table:table-cell>
          <table:table-cell office:value-type="string" calcext:value-type="string">
            <text:p>PLUGIN_SDATA_LOG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yStreetAddress 1</text:p>
          </table:table-cell>
          <table:table-cell office:value-type="string" calcext:value-type="string">
            <text:p>Enter the business street address.</text:p>
          </table:table-cell>
          <table:table-cell office:value-type="string" calcext:value-type="string">
            <text:p>PLUGIN_SDATA_STREET_ADDR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yTown</text:p>
          </table:table-cell>
          <table:table-cell office:value-type="string" calcext:value-type="string">
            <text:p>Enter the business town/city.</text:p>
          </table:table-cell>
          <table:table-cell office:value-type="string" calcext:value-type="string">
            <text:p>PLUGIN_SDATA_LOCAL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yState</text:p>
          </table:table-cell>
          <table:table-cell office:value-type="string" calcext:value-type="string">
            <text:p>Enter the business state/province.</text:p>
          </table:table-cell>
          <table:table-cell office:value-type="string" calcext:value-type="string">
            <text:p>PLUGIN_SDATA_REG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23456</text:p>
          </table:table-cell>
          <table:table-cell office:value-type="string" calcext:value-type="string">
            <text:p>Enter the business postal code/zip</text:p>
          </table:table-cell>
          <table:table-cell office:value-type="string" calcext:value-type="string">
            <text:p>PLUGIN_SDATA_POSTALCO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yCountry</text:p>
          </table:table-cell>
          <table:table-cell office:value-type="string" calcext:value-type="string">
            <text:p>Enter the business country name or &lt;a href="https://en.wikipedia.org/wiki/ISO_3166-1" target="_blank"&gt;2 letter ISO code&lt;/a&gt;</text:p>
          </table:table-cell>
          <table:table-cell office:value-type="string" calcext:value-type="string">
            <text:p>PLUGIN_SDATA_COUNTRYNAME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myemailaddress@mywebsite.com</text:p>
          </table:table-cell>
          <table:table-cell office:value-type="string" calcext:value-type="string">
            <text:p>Enter your customer service email address (lower case).</text:p>
          </table:table-cell>
          <table:table-cell office:value-type="string" calcext:value-type="string">
            <text:p>PLUGIN_SDATA_EMA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+44 123456789</text:p>
          </table:table-cell>
          <table:table-cell office:value-type="string" calcext:value-type="string">
            <text:p>Enter the customer service phone number in international format eg.: +1-330-871-4357. Format (spaces/dashes) is not important.</text:p>
          </table:table-cell>
          <table:table-cell office:value-type="string" calcext:value-type="string">
            <text:p>PLUGIN_SDATA_TELEPH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+44 123456780</text:p>
          </table:table-cell>
          <table:table-cell office:value-type="string" calcext:value-type="string">
            <text:p>Enter the customer service fax number in international format eg.: +1-877-453-1304).</text:p>
          </table:table-cell>
          <table:table-cell office:value-type="string" calcext:value-type="string">
            <text:p>PLUGIN_SDATA_FA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s spoken (for Schema contact point). Enter the language\s english name</text:p>
          </table:table-cell>
          <table:table-cell office:value-type="string" calcext:value-type="string">
            <text:p>PLUGIN_SDATA_AVAILABLE_LANGU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,en_GB</text:p>
          </table:table-cell>
          <table:table-cell office:value-type="string" calcext:value-type="string">
            <text:p>Enter a comma-separated list of the database language_id and equivalent locale for each defined language eg.: 1</text:p>
          </table:table-cell>
          <table:table-cell office:value-type="string" calcext:value-type="string">
            <text:p>PLUGIN_SDATA_FOG_LOCAL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23456789</text:p>
          </table:table-cell>
          <table:table-cell office:value-type="string" calcext:value-type="string">
            <text:p>The Tax/Fiscal ID of the business (eg. the TIN in the US or the CIF/NIF in Spain).</text:p>
          </table:table-cell>
          <table:table-cell office:value-type="string" calcext:value-type="string">
            <text:p>PLUGIN_SDATA_TAX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B123546789</text:p>
          </table:table-cell>
          <table:table-cell office:value-type="string" calcext:value-type="string">
            <text:p>Value-added Tax ID of the business.</text:p>
          </table:table-cell>
          <table:table-cell office:value-type="string" calcext:value-type="string">
            <text:p>PLUGIN_SDATA_VAT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ttps://instaWasteOfTime.com</text:p>
          </table:table-cell>
          <table:table-cell office:value-type="string" calcext:value-type="string">
            <text:p>Enter a list of urls to other (NOT Facebook, Twitter or Google Plus) profile or social pages related to your business (eg. Linked In, Dun &amp; Bradstreet, Yelp etc.).&lt;br&gt;Separate the urls with commas.</text:p>
          </table:table-cell>
          <table:table-cell office:value-type="string" calcext:value-type="string">
            <text:p>PLUGIN_SDATA_SAME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Area to which you ship products.&lt;br &gt;Use the ISO 3166-1 (ISO 3166-1 alpha-2) or ISO 3166-2 code</text:p>
          </table:table-cell>
          <table:table-cell office:value-type="string" calcext:value-type="string">
            <text:p>PLUGIN_SDATA_ELIGIBLE_REG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BP</text:p>
          </table:table-cell>
          <table:table-cell office:value-type="string" calcext:value-type="string">
            <text:p>Enter the currency code of the product price eg.: EUR.</text:p>
          </table:table-cell>
          <table:table-cell office:value-type="string" calcext:value-type="string">
            <text:p>PLUGIN_SDATA_PRICE_CURRENC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Enter the average days from order to delivery when product is in stock (eg.:2).</text:p>
          </table:table-cell>
          <table:table-cell office:value-type="string" calcext:value-type="string">
            <text:p>PLUGIN_SDATA_DELIVERYLEADTI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Enter the average days from order to delivery when product is out of stock (eg.:7).</text:p>
          </table:table-cell>
          <table:table-cell office:value-type="string" calcext:value-type="string">
            <text:p>PLUGIN_SDATA_DELIVERYLEADTIME_OO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Choose your product\s condition.</text:p>
          </table:table-cell>
          <table:table-cell office:value-type="string" calcext:value-type="string">
            <text:p>PLUGIN_SDATA_FOG_PRODUCT_CONDITION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<text:s/>ByBankTransferInAdvance, <text:s/>COD, PayPal, AmericanExpress, MasterCard, VISA</text:p>
          </table:table-cell>
          <table:table-cell office:value-type="string" calcext:value-type="string">
            <text:p>List/delete as aplicable the &lt;a href="http://www.heppnetz.de/ontologies/goodrelations/v1#PaymentMethod" target="_blank"&gt;accepted payment methods&lt;/a&gt;. eg. ByBankTransferInAdvance, ByInvoice, Cash, CheckInAdvance, COD, DirectDebit, GoogleCheckout, PayPal, PaySwarm, AmericanExpress, DinersClub, Discover, JCB, MasterCard, VISA</text:p>
          </table:table-cell>
          <table:table-cell office:value-type="string" calcext:value-type="string">
            <text:p>PLUGIN_SDATA_ACCEPTED_PAYMENT_METHO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yCompanyName</text:p>
          </table:table-cell>
          <table:table-cell office:value-type="string" calcext:value-type="string">
            <text:p>The registered company name.</text:p>
          </table:table-cell>
          <table:table-cell office:value-type="string" calcext:value-type="string">
            <text:p>PLUGIN_SDATA_LEGAL_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23456798</text:p>
          </table:table-cell>
          <table:table-cell office:value-type="string" calcext:value-type="string">
            <text:p>The Dun &amp; Bradstreet DUNS number for identifying an organization or business person.</text:p>
          </table:table-cell>
          <table:table-cell office:value-type="string" calcext:value-type="string">
            <text:p>PLUGIN_SDATA_DUN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The geographical region served (&lt;a href="https://schema.org/areaServed" target="_blank"&gt;further details here&lt;/a&gt;).&lt;br&gt;If omitted assumed worldwide.</text:p>
          </table:table-cell>
          <table:table-cell office:value-type="string" calcext:value-type="string">
            <text:p>PLUGIN_SDATA_AREA_SER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ages/no_image.jpg</text:p>
          </table:table-cell>
          <table:table-cell office:value-type="string" calcext:value-type="string">
            <text:p>Fallback image used when there is no product image. Enter the full url or leave blank to use the no-image file defined in the Admin-&gt;Images configuration.</text:p>
          </table:table-cell>
          <table:table-cell office:value-type="string" calcext:value-type="string">
            <text:p>PLUGIN_SDATA_FOG_DEFAULT_PRODUCT_I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ages/no_image.jpg</text:p>
          </table:table-cell>
          <table:table-cell office:value-type="string" calcext:value-type="string">
            <text:p>Fallback image used when there is no image on any page other than a product page. Enter the full url or leave blank to use the logo file defined above.</text:p>
          </table:table-cell>
          <table:table-cell office:value-type="string" calcext:value-type="string">
            <text:p>PLUGIN_SDATA_FOG_DEFAULT_IMAG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<text:s/>business.business</text:p>
          </table:table-cell>
          <table:table-cell office:value-type="string" calcext:value-type="string">
            <text:p>Enter an Open Graph type for your site - non-product pages (&lt;a href="https://developers.facebook.com/docs/reference/opengraph/" target="_blank"&gt;Open Graph Types&lt;/a&gt;)</text:p>
          </table:table-cell>
          <table:table-cell office:value-type="string" calcext:value-type="string">
            <text:p>PLUGIN_SDATA_FOG_TYPE_SIT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<text:s/>product</text:p>
          </table:table-cell>
          <table:table-cell office:value-type="string" calcext:value-type="string">
            <text:p>Enter an Open Graph type for your site - product pages (&lt;a href="https://developers.facebook.com/docs/reference/opengraph/" target="_blank"&gt;Open Graph Types&lt;/a&gt;)</text:p>
          </table:table-cell>
          <table:table-cell office:value-type="string" calcext:value-type="string">
            <text:p>PLUGIN_SDATA_FOG_TYPE_PRODU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ages/no_image.jpg</text:p>
          </table:table-cell>
          <table:table-cell office:value-type="string" calcext:value-type="string">
            <text:p>Fallback image used when there is no image defined. Enter the full url.</text:p>
          </table:table-cell>
          <table:table-cell office:value-type="string" calcext:value-type="string">
            <text:p>PLUGIN_SDATA_TWITTER_DEFAULT_IM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yTwitterName</text:p>
          </table:table-cell>
          <table:table-cell office:value-type="string" calcext:value-type="string">
            <text:p>Enter your Twitter username (eg.: @zencart).</text:p>
          </table:table-cell>
          <table:table-cell office:value-type="string" calcext:value-type="string">
            <text:p>PLUGIN_SDATA_TWITTER_USERNAME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https://myTwitterpage</text:p>
          </table:table-cell>
          <table:table-cell office:value-type="string" calcext:value-type="string">
            <text:p>Enter the full url to your Twitter page (eg.: https://twitter.com/zencart)</text:p>
          </table:table-cell>
          <table:table-cell office:value-type="string" calcext:value-type="string">
            <text:p>PLUGIN_SDATA_TWITTER_PAGE</text:p>
          </table:table-cell>
          <table:table-cell table:number-columns-repeated="16381"/>
        </table:table-row>
        <table:table-row table:style-name="ro2">
          <table:table-cell table:style-name="ce9" office:value-type="string" calcext:value-type="string">
            <text:p>https://myGooglePublisherPage.com</text:p>
          </table:table-cell>
          <table:table-cell office:value-type="string" calcext:value-type="string">
            <text:p>Enter your Google Publisher url/link (eg.: https://plus.google.com/+Pro-websNet/). Link does not display if field empty.</text:p>
          </table:table-cell>
          <table:table-cell office:value-type="string" calcext:value-type="string">
            <text:p>PLUGIN_SDATA_GOOGLE_PUBLISHER</text:p>
          </table:table-cell>
          <table:table-cell table:number-columns-repeated="16381"/>
        </table:table-row>
        <table:table-row table:style-name="ro5">
          <table:table-cell table:style-name="ce12" office:value-type="string" calcext:value-type="string">
            <text:p>5613</text:p>
          </table:table-cell>
          <table:table-cell table:style-name="ce3" office:value-type="string" calcext:value-type="string">
            <text:p>Fallback/default Google product category ID (up to 6 digits).&lt;br&gt;Used when a product does not have a GPC defined as an custom product field (e.g. 5613 = Vehicles &amp; Parts, Vehicle Parts &amp; Accessories).&lt;br&gt;&lt;a href=\"https://support.google.com/merchants/answer/6324436?hl=en\"&gt;Google Product Taxonomy&lt;/a&gt;</text:p>
          </table:table-cell>
          <table:table-cell table:style-name="ce3" office:value-type="string" calcext:value-type="string">
            <text:p>PLUGIN_SDATA_GOOGLE_PRODUCT_CATEGORY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2020-09-23 13:48:39</text:p>
          </table:table-cell>
          <table:table-cell table:style-name="ce4" office:value-type="string" calcext:value-type="string">
            <text:p>In the case of a review having no date set (null), use this date.</text:p>
          </table:table-cell>
          <table:table-cell table:style-name="ce4" office:value-type="string" calcext:value-type="string">
            <text:p>PLUGIN_SDATA_REVIEW_DEFAULT_DATE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true</text:p>
          </table:table-cell>
          <table:table-cell table:style-name="ce4" office:value-type="string" calcext:value-type="string">
            <text:p>If a product has no reviews, use a default value/dummy review to prevent Google Tool warnings.</text:p>
          </table:table-cell>
          <table:table-cell table:style-name="ce4" office:value-type="string" calcext:value-type="string">
            <text:p>PLUGIN_SDATA_REVIEW_USE_DEFAULT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4</text:p>
          </table:table-cell>
          <table:table-cell table:style-name="ce4" office:value-type="string" calcext:value-type="string">
            <text:p>Average rating for the default review (1-5).</text:p>
          </table:table-cell>
          <table:table-cell table:style-name="ce4" office:value-type="string" calcext:value-type="string">
            <text:p>PLUGIN_SDATA_REVIEW_DEFAULT_VALUE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0.5</text:p>
          </table:table-cell>
          <table:table-cell table:style-name="ce4" office:value-type="string" calcext:value-type="string">
            <text:p>If product has no weight defined, use this value.</text:p>
          </table:table-cell>
          <table:table-cell table:style-name="ce4" office:value-type="string" calcext:value-type="string">
            <text:p>PLUGIN_SDATA_DEFAULT_WEIGHT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BackOrder</text:p>
          </table:table-cell>
          <table:table-cell table:style-name="ce4" office:value-type="string" calcext:value-type="string">
            <text:p>The default OOS status if a product is out of stock and has no custom field defined for OOS status.</text:p>
          </table:table-cell>
          <table:table-cell table:style-name="ce4" office:value-type="string" calcext:value-type="string">
            <text:p>PLUGIN_SDATA_OOS_DEFAULT</text:p>
          </table:table-cell>
          <table:table-cell table:number-columns-repeated="16381"/>
        </table:table-row>
        <table:table-row table:style-name="ro2">
          <table:table-cell table:style-name="ce12" office:value-type="string" calcext:value-type="string">
            <text:p>10</text:p>
          </table:table-cell>
          <table:table-cell table:style-name="ce4" office:value-type="string" calcext:value-type="string">
            <text:p>The OOS BackOrder/PreSales conditions require an availability date.&lt;br&gt;Set the number of days to add to today\'s date, to create a new date.</text:p>
          </table:table-cell>
          <table:table-cell table:style-name="ce4" office:value-type="string" calcext:value-type="string">
            <text:p>PLUGIN_SDATA_OOS_AVAILABILITY_DELAY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Finite</text:p>
          </table:table-cell>
          <table:table-cell table:style-name="ce4" office:value-type="string" calcext:value-type="string">
            <text:p>The type of return policy.</text:p>
          </table:table-cell>
          <table:table-cell table:style-name="ce4" office:value-type="string" calcext:value-type="string">
            <text:p>PLUGIN_SDATA_RETURNS_POLICY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14</text:p>
          </table:table-cell>
          <table:table-cell table:style-name="ce4" office:value-type="string" calcext:value-type="string">
            <text:p>In the case of the Finite return policy, the period (days limit) during which the product can be returned.</text:p>
          </table:table-cell>
          <table:table-cell table:style-name="ce4" office:value-type="string" calcext:value-type="string">
            <text:p>PLUGIN_SDATA_RETURNS_DAYS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Mail</text:p>
          </table:table-cell>
          <table:table-cell table:style-name="ce4" office:value-type="string" calcext:value-type="string">
            <text:p>The charge to the customer of returning the product.</text:p>
          </table:table-cell>
          <table:table-cell table:style-name="ce4" office:value-type="string" calcext:value-type="string">
            <text:p>PLUGIN_SDATA_RETURNS_METHOD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0.5</text:p>
          </table:table-cell>
          <table:table-cell table:style-name="ce4" office:value-type="string" calcext:value-type="string">
            <text:p>The charge to the customer of returning the product.</text:p>
          </table:table-cell>
          <table:table-cell table:style-name="ce4" office:value-type="string" calcext:value-type="string">
            <text:p>PLUGIN_SDATA_RETURNS_FEE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GB</text:p>
          </table:table-cell>
          <table:table-cell table:style-name="ce4" office:value-type="string" calcext:value-type="string">
            <text:p>The country in which the returns policy is applicable (2-char ISO e.g. ES).</text:p>
          </table:table-cell>
          <table:table-cell table:style-name="ce4" office:value-type="string" calcext:value-type="string">
            <text:p>PLUGIN_SDATA_RETURNS_APPLICABLE_COUNTRY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GB</text:p>
          </table:table-cell>
          <table:table-cell table:style-name="ce5" office:value-type="string" calcext:value-type="string">
            <text:p>The country to which the product must be returned (2-char ISO e.g. ES).</text:p>
          </table:table-cell>
          <table:table-cell table:style-name="ce4" office:value-type="string" calcext:value-type="string">
            <text:p>PLUGIN_SDATA_RETURNS_POLICY_COUNTRY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150</text:p>
          </table:table-cell>
          <table:table-cell table:style-name="ce5" office:value-type="string" calcext:value-type="string">
            <text:p>The maximum number of characters allowed in a product name.&lt;br&gt;Google permits up to 150.</text:p>
          </table:table-cell>
          <table:table-cell table:style-name="ce4" office:value-type="string" calcext:value-type="string">
            <text:p>PLUGIN_SDATA_MAX_NAME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5000</text:p>
          </table:table-cell>
          <table:table-cell table:style-name="ce5" office:value-type="string" calcext:value-type="string">
            <text:p>The maximum number of characters allowed in a product description.&lt;br&gt;Google permits up to 5000.</text:p>
          </table:table-cell>
          <table:table-cell table:style-name="ce4" office:value-type="string" calcext:value-type="string">
            <text:p>PLUGIN_SDATA_MAX_DESCRIPTION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products_google_product_category</text:p>
          </table:table-cell>
          <table:table-cell table:style-name="ce5" office:value-type="string" calcext:value-type="string">
            <text:p>The name of the custom field used in the products table for the GPC number.</text:p>
          </table:table-cell>
          <table:table-cell table:style-name="ce4" office:value-type="string" calcext:value-type="string">
            <text:p>PLUGIN_SDATA_GPC_FIELD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products_gtin</text:p>
          </table:table-cell>
          <table:table-cell table:style-name="ce5" office:value-type="string" calcext:value-type="string">
            <text:p>The name of the custom field used in the products table for the product-specific code GTIN (EAN, ISBN etc.).</text:p>
          </table:table-cell>
          <table:table-cell table:style-name="ce4" office:value-type="string" calcext:value-type="string">
            <text:p>PLUGIN_SDATA_GTIN_FIELD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pos_gtin</text:p>
          </table:table-cell>
          <table:table-cell table:style-name="ce5" office:value-type="string" calcext:value-type="string">
            <text:p>The name of the custom field used in the products_options_stock table for the product-specific GTIN code (EAN, ISBN etc.).</text:p>
          </table:table-cell>
          <table:table-cell table:style-name="ce4" office:value-type="string" calcext:value-type="string">
            <text:p>PLUGIN_SDATA_POS_GTIN_FIELD</text:p>
          </table:table-cell>
          <table:table-cell table:number-columns-repeated="16381"/>
        </table:table-row>
        <table:table-row table:style-name="ro6" table:number-rows-repeated="104851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est SQL" table:style-name="ta2">
        <office:forms form:automatic-focus="false" form:apply-design-mode="false"/>
        <table:table-column table:style-name="co5" table:default-cell-style-name="Default"/>
        <table:table-column table:style-name="co4" table:number-columns-repeated="16383" table:default-cell-style-name="Default"/>
        <table:table-row table:style-name="ro7">
          <table:table-cell table:formula="of:=[$'Production SQL'.A1]" office:value-type="string" office:string-value="#SQL TO COPY AND PASTE INTO ADMIN-&gt;Tools-&gt;Install SQL Patches" calcext:value-type="string">
            <text:p>#SQL TO COPY AND PASTE INTO ADMIN-&gt;Tools-&gt;Install SQL Patches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2]&amp;&quot;'&quot;&amp;&quot; WHERE configuration_key = '&quot;&amp;[$'Values for Testing'.C2]&amp;&quot;'&quot;&amp;&quot;;&quot;)" office:value-type="string" office:string-value="UPDATE configuration SET configuration_value = 'true' WHERE configuration_key = 'PLUGIN_SDATA_ENABLE';" calcext:value-type="string">
            <text:p>UPDATE configuration SET configuration_value = 'true' WHERE configuration_key = 'PLUGIN_SDATA_ENABL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3]&amp;&quot;'&quot;&amp;&quot; WHERE configuration_key = '&quot;&amp;[$'Values for Testing'.C3]&amp;&quot;'&quot;&amp;&quot;;&quot;)" office:value-type="string" office:string-value="UPDATE configuration SET configuration_value = 'true' WHERE configuration_key = 'PLUGIN_SDATA_SCHEMA_ENABLE';" calcext:value-type="string">
            <text:p>UPDATE configuration SET configuration_value = 'true' WHERE configuration_key = 'PLUGIN_SDATA_SCHEMA_ENABL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4]&amp;&quot;'&quot;&amp;&quot; WHERE configuration_key = '&quot;&amp;[$'Values for Testing'.C4]&amp;&quot;'&quot;&amp;&quot;;&quot;)" office:value-type="string" office:string-value="UPDATE configuration SET configuration_value = 'true' WHERE configuration_key = 'PLUGIN_SDATA_FOG_ENABLE';" calcext:value-type="string">
            <text:p>UPDATE configuration SET configuration_value = 'true' WHERE configuration_key = 'PLUGIN_SDATA_FOG_ENABL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5]&amp;&quot;'&quot;&amp;&quot; WHERE configuration_key = '&quot;&amp;[$'Values for Testing'.C5]&amp;&quot;'&quot;&amp;&quot;;&quot;)" office:value-type="string" office:string-value="UPDATE configuration SET configuration_value = 'true' WHERE configuration_key = 'PLUGIN_SDATA_TWITTER_CARD_ENABLE';" calcext:value-type="string">
            <text:p>UPDATE configuration SET configuration_value = 'true' WHERE configuration_key = 'PLUGIN_SDATA_TWITTER_CARD_ENABL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6]&amp;&quot;'&quot;&amp;&quot; WHERE configuration_key = '&quot;&amp;[$'Values for Testing'.C6]&amp;&quot;'&quot;&amp;&quot;;&quot;)" office:value-type="string" office:string-value="UPDATE configuration SET configuration_value = '123456879' WHERE configuration_key = 'PLUGIN_SDATA_FOG_APPID';" calcext:value-type="string">
            <text:p>UPDATE configuration SET configuration_value = '123456879' WHERE configuration_key = 'PLUGIN_SDATA_FOG_APPI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7]&amp;&quot;'&quot;&amp;&quot; WHERE configuration_key = '&quot;&amp;[$'Values for Testing'.C7]&amp;&quot;'&quot;&amp;&quot;;&quot;)" office:value-type="string" office:string-value="UPDATE configuration SET configuration_value = 'admin_myfacebook_page' WHERE configuration_key = 'PLUGIN_SDATA_FOG_ADMINID';" calcext:value-type="string">
            <text:p>UPDATE configuration SET configuration_value = 'admin_myfacebook_page' WHERE configuration_key = 'PLUGIN_SDATA_FOG_ADMINI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8]&amp;&quot;'&quot;&amp;&quot; WHERE configuration_key = '&quot;&amp;[$'Values for Testing'.C8]&amp;&quot;'&quot;&amp;&quot;;&quot;)" office:value-type="string" office:string-value="UPDATE configuration SET configuration_value = 'www.myfacebook.com' WHERE configuration_key = 'PLUGIN_SDATA_FOG_PAGE';" calcext:value-type="string">
            <text:p>UPDATE configuration SET configuration_value = 'www.myfacebook.com' WHERE configuration_key = 'PLUGIN_SDATA_FOG_PAG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9]&amp;&quot;'&quot;&amp;&quot; WHERE configuration_key = '&quot;&amp;[$'Values for Testing'.C9]&amp;&quot;'&quot;&amp;&quot;;&quot;)" office:value-type="string" office:string-value="UPDATE configuration SET configuration_value = 'www.mywebsite.com/logo.jpg' WHERE configuration_key = 'PLUGIN_SDATA_LOGO';" calcext:value-type="string">
            <text:p>UPDATE configuration SET configuration_value = 'www.mywebsite.com/logo.jpg' WHERE configuration_key = 'PLUGIN_SDATA_LOGO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10]&amp;&quot;'&quot;&amp;&quot; WHERE configuration_key = '&quot;&amp;[$'Values for Testing'.C10]&amp;&quot;'&quot;&amp;&quot;;&quot;)" office:value-type="string" office:string-value="UPDATE configuration SET configuration_value = 'MyStreetAddress 1' WHERE configuration_key = 'PLUGIN_SDATA_STREET_ADDRESS';" calcext:value-type="string">
            <text:p>UPDATE configuration SET configuration_value = 'MyStreetAddress 1' WHERE configuration_key = 'PLUGIN_SDATA_STREET_ADDRESS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11]&amp;&quot;'&quot;&amp;&quot; WHERE configuration_key = '&quot;&amp;[$'Values for Testing'.C11]&amp;&quot;'&quot;&amp;&quot;;&quot;)" office:value-type="string" office:string-value="UPDATE configuration SET configuration_value = 'MyTown' WHERE configuration_key = 'PLUGIN_SDATA_LOCALITY';" calcext:value-type="string">
            <text:p>UPDATE configuration SET configuration_value = 'MyTown' WHERE configuration_key = 'PLUGIN_SDATA_LOCALITY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12]&amp;&quot;'&quot;&amp;&quot; WHERE configuration_key = '&quot;&amp;[$'Values for Testing'.C12]&amp;&quot;'&quot;&amp;&quot;;&quot;)" office:value-type="string" office:string-value="UPDATE configuration SET configuration_value = 'MyState' WHERE configuration_key = 'PLUGIN_SDATA_REGION';" calcext:value-type="string">
            <text:p>UPDATE configuration SET configuration_value = 'MyState' WHERE configuration_key = 'PLUGIN_SDATA_REGION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13]&amp;&quot;'&quot;&amp;&quot; WHERE configuration_key = '&quot;&amp;[$'Values for Testing'.C13]&amp;&quot;'&quot;&amp;&quot;;&quot;)" office:value-type="string" office:string-value="UPDATE configuration SET configuration_value = '123456' WHERE configuration_key = 'PLUGIN_SDATA_POSTALCODE';" calcext:value-type="string">
            <text:p>UPDATE configuration SET configuration_value = '123456' WHERE configuration_key = 'PLUGIN_SDATA_POSTALCOD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14]&amp;&quot;'&quot;&amp;&quot; WHERE configuration_key = '&quot;&amp;[$'Values for Testing'.C14]&amp;&quot;'&quot;&amp;&quot;;&quot;)" office:value-type="string" office:string-value="UPDATE configuration SET configuration_value = 'MyCountry' WHERE configuration_key = 'PLUGIN_SDATA_COUNTRYNAME';" calcext:value-type="string">
            <text:p>UPDATE configuration SET configuration_value = 'MyCountry' WHERE configuration_key = 'PLUGIN_SDATA_COUNTRYNAM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15]&amp;&quot;'&quot;&amp;&quot; WHERE configuration_key = '&quot;&amp;[$'Values for Testing'.C15]&amp;&quot;'&quot;&amp;&quot;;&quot;)" office:value-type="string" office:string-value="UPDATE configuration SET configuration_value = 'myemailaddress@mywebsite.com' WHERE configuration_key = 'PLUGIN_SDATA_EMAIL';" calcext:value-type="string">
            <text:p>UPDATE configuration SET configuration_value = 'myemailaddress@mywebsite.com' WHERE configuration_key = 'PLUGIN_SDATA_EMAIL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16]&amp;&quot;'&quot;&amp;&quot; WHERE configuration_key = '&quot;&amp;[$'Values for Testing'.C16]&amp;&quot;'&quot;&amp;&quot;;&quot;)" office:value-type="string" office:string-value="UPDATE configuration SET configuration_value = '+44 123456789' WHERE configuration_key = 'PLUGIN_SDATA_TELEPHONE';" calcext:value-type="string">
            <text:p>UPDATE configuration SET configuration_value = '+44 123456789' WHERE configuration_key = 'PLUGIN_SDATA_TELEPHON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17]&amp;&quot;'&quot;&amp;&quot; WHERE configuration_key = '&quot;&amp;[$'Values for Testing'.C17]&amp;&quot;'&quot;&amp;&quot;;&quot;)" office:value-type="string" office:string-value="UPDATE configuration SET configuration_value = '+44 123456780' WHERE configuration_key = 'PLUGIN_SDATA_FAX';" calcext:value-type="string">
            <text:p>UPDATE configuration SET configuration_value = '+44 123456780' WHERE configuration_key = 'PLUGIN_SDATA_FAX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18]&amp;&quot;'&quot;&amp;&quot; WHERE configuration_key = '&quot;&amp;[$'Values for Testing'.C18]&amp;&quot;'&quot;&amp;&quot;;&quot;)" office:value-type="string" office:string-value="UPDATE configuration SET configuration_value = 'english' WHERE configuration_key = 'PLUGIN_SDATA_AVAILABLE_LANGUAGE';" calcext:value-type="string">
            <text:p>UPDATE configuration SET configuration_value = 'english' WHERE configuration_key = 'PLUGIN_SDATA_AVAILABLE_LANGUAG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19]&amp;&quot;'&quot;&amp;&quot; WHERE configuration_key = '&quot;&amp;[$'Values for Testing'.C19]&amp;&quot;'&quot;&amp;&quot;;&quot;)" office:value-type="string" office:string-value="UPDATE configuration SET configuration_value = '1,en_GB' WHERE configuration_key = 'PLUGIN_SDATA_FOG_LOCALES';" calcext:value-type="string">
            <text:p>UPDATE configuration SET configuration_value = '1,en_GB' WHERE configuration_key = 'PLUGIN_SDATA_FOG_LOCALES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20]&amp;&quot;'&quot;&amp;&quot; WHERE configuration_key = '&quot;&amp;[$'Values for Testing'.C20]&amp;&quot;'&quot;&amp;&quot;;&quot;)" office:value-type="string" office:string-value="UPDATE configuration SET configuration_value = '123456789' WHERE configuration_key = 'PLUGIN_SDATA_TAXID';" calcext:value-type="string">
            <text:p>UPDATE configuration SET configuration_value = '123456789' WHERE configuration_key = 'PLUGIN_SDATA_TAXI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21]&amp;&quot;'&quot;&amp;&quot; WHERE configuration_key = '&quot;&amp;[$'Values for Testing'.C21]&amp;&quot;'&quot;&amp;&quot;;&quot;)" office:value-type="string" office:string-value="UPDATE configuration SET configuration_value = 'GB123546789' WHERE configuration_key = 'PLUGIN_SDATA_VATID';" calcext:value-type="string">
            <text:p>UPDATE configuration SET configuration_value = 'GB123546789' WHERE configuration_key = 'PLUGIN_SDATA_VATI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22]&amp;&quot;'&quot;&amp;&quot; WHERE configuration_key = '&quot;&amp;[$'Values for Testing'.C22]&amp;&quot;'&quot;&amp;&quot;;&quot;)" office:value-type="string" office:string-value="UPDATE configuration SET configuration_value = 'https://instaWasteOfTime.com' WHERE configuration_key = 'PLUGIN_SDATA_SAMEAS';" calcext:value-type="string">
            <text:p>UPDATE configuration SET configuration_value = 'https://instaWasteOfTime.com' WHERE configuration_key = 'PLUGIN_SDATA_SAMEAS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23]&amp;&quot;'&quot;&amp;&quot; WHERE configuration_key = '&quot;&amp;[$'Values for Testing'.C23]&amp;&quot;'&quot;&amp;&quot;;&quot;)" office:value-type="string" office:string-value="UPDATE configuration SET configuration_value = 'GB' WHERE configuration_key = 'PLUGIN_SDATA_ELIGIBLE_REGION';" calcext:value-type="string">
            <text:p>UPDATE configuration SET configuration_value = 'GB' WHERE configuration_key = 'PLUGIN_SDATA_ELIGIBLE_REGION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24]&amp;&quot;'&quot;&amp;&quot; WHERE configuration_key = '&quot;&amp;[$'Values for Testing'.C24]&amp;&quot;'&quot;&amp;&quot;;&quot;)" office:value-type="string" office:string-value="UPDATE configuration SET configuration_value = 'GBP' WHERE configuration_key = 'PLUGIN_SDATA_PRICE_CURRENCY';" calcext:value-type="string">
            <text:p>UPDATE configuration SET configuration_value = 'GBP' WHERE configuration_key = 'PLUGIN_SDATA_PRICE_CURRENCY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25]&amp;&quot;'&quot;&amp;&quot; WHERE configuration_key = '&quot;&amp;[$'Values for Testing'.C25]&amp;&quot;'&quot;&amp;&quot;;&quot;)" office:value-type="string" office:string-value="UPDATE configuration SET configuration_value = '2' WHERE configuration_key = 'PLUGIN_SDATA_DELIVERYLEADTIME';" calcext:value-type="string">
            <text:p>UPDATE configuration SET configuration_value = '2' WHERE configuration_key = 'PLUGIN_SDATA_DELIVERYLEADTIM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26]&amp;&quot;'&quot;&amp;&quot; WHERE configuration_key = '&quot;&amp;[$'Values for Testing'.C26]&amp;&quot;'&quot;&amp;&quot;;&quot;)" office:value-type="string" office:string-value="UPDATE configuration SET configuration_value = '7' WHERE configuration_key = 'PLUGIN_SDATA_DELIVERYLEADTIME_OOS';" calcext:value-type="string">
            <text:p>UPDATE configuration SET configuration_value = '7' WHERE configuration_key = 'PLUGIN_SDATA_DELIVERYLEADTIME_OOS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27]&amp;&quot;'&quot;&amp;&quot; WHERE configuration_key = '&quot;&amp;[$'Values for Testing'.C27]&amp;&quot;'&quot;&amp;&quot;;&quot;)" office:value-type="string" office:string-value="UPDATE configuration SET configuration_value = 'new' WHERE configuration_key = 'PLUGIN_SDATA_FOG_PRODUCT_CONDITION';" calcext:value-type="string">
            <text:p>UPDATE configuration SET configuration_value = 'new' WHERE configuration_key = 'PLUGIN_SDATA_FOG_PRODUCT_CONDITION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28]&amp;&quot;'&quot;&amp;&quot; WHERE configuration_key = '&quot;&amp;[$'Values for Testing'.C28]&amp;&quot;'&quot;&amp;&quot;;&quot;)" office:value-type="string" office:string-value="UPDATE configuration SET configuration_value = ' ByBankTransferInAdvance,  COD, PayPal, AmericanExpress, MasterCard, VISA' WHERE configuration_key = 'PLUGIN_SDATA_ACCEPTED_PAYMENT_METHODS';" calcext:value-type="string">
            <text:p>UPDATE configuration SET configuration_value = ' ByBankTransferInAdvance, <text:s/>COD, PayPal, AmericanExpress, MasterCard, VISA' WHERE configuration_key = 'PLUGIN_SDATA_ACCEPTED_PAYMENT_METHODS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29]&amp;&quot;'&quot;&amp;&quot; WHERE configuration_key = '&quot;&amp;[$'Values for Testing'.C29]&amp;&quot;'&quot;&amp;&quot;;&quot;)" office:value-type="string" office:string-value="UPDATE configuration SET configuration_value = 'MyCompanyName' WHERE configuration_key = 'PLUGIN_SDATA_LEGAL_NAME';" calcext:value-type="string">
            <text:p>UPDATE configuration SET configuration_value = 'MyCompanyName' WHERE configuration_key = 'PLUGIN_SDATA_LEGAL_NAM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30]&amp;&quot;'&quot;&amp;&quot; WHERE configuration_key = '&quot;&amp;[$'Values for Testing'.C30]&amp;&quot;'&quot;&amp;&quot;;&quot;)" office:value-type="string" office:string-value="UPDATE configuration SET configuration_value = '123456798' WHERE configuration_key = 'PLUGIN_SDATA_DUNS';" calcext:value-type="string">
            <text:p>UPDATE configuration SET configuration_value = '123456798' WHERE configuration_key = 'PLUGIN_SDATA_DUNS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31]&amp;&quot;'&quot;&amp;&quot; WHERE configuration_key = '&quot;&amp;[$'Values for Testing'.C31]&amp;&quot;'&quot;&amp;&quot;;&quot;)" office:value-type="string" office:string-value="UPDATE configuration SET configuration_value = 'EU' WHERE configuration_key = 'PLUGIN_SDATA_AREA_SERVED';" calcext:value-type="string">
            <text:p>UPDATE configuration SET configuration_value = 'EU' WHERE configuration_key = 'PLUGIN_SDATA_AREA_SERVE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32]&amp;&quot;'&quot;&amp;&quot; WHERE configuration_key = '&quot;&amp;[$'Values for Testing'.C32]&amp;&quot;'&quot;&amp;&quot;;&quot;)" office:value-type="string" office:string-value="UPDATE configuration SET configuration_value = 'images/no_image.jpg' WHERE configuration_key = 'PLUGIN_SDATA_FOG_DEFAULT_PRODUCT_IMAGE';" calcext:value-type="string">
            <text:p>UPDATE configuration SET configuration_value = 'images/no_image.jpg' WHERE configuration_key = 'PLUGIN_SDATA_FOG_DEFAULT_PRODUCT_IMAG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33]&amp;&quot;'&quot;&amp;&quot; WHERE configuration_key = '&quot;&amp;[$'Values for Testing'.C33]&amp;&quot;'&quot;&amp;&quot;;&quot;)" office:value-type="string" office:string-value="UPDATE configuration SET configuration_value = 'images/no_image.jpg' WHERE configuration_key = 'PLUGIN_SDATA_FOG_DEFAULT_IMAGE';" calcext:value-type="string">
            <text:p>UPDATE configuration SET configuration_value = 'images/no_image.jpg' WHERE configuration_key = 'PLUGIN_SDATA_FOG_DEFAULT_IMAG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34]&amp;&quot;'&quot;&amp;&quot; WHERE configuration_key = '&quot;&amp;[$'Values for Testing'.C34]&amp;&quot;'&quot;&amp;&quot;;&quot;)" office:value-type="string" office:string-value="UPDATE configuration SET configuration_value = ' business.business' WHERE configuration_key = 'PLUGIN_SDATA_FOG_TYPE_SITE';" calcext:value-type="string">
            <text:p>UPDATE configuration SET configuration_value = ' business.business' WHERE configuration_key = 'PLUGIN_SDATA_FOG_TYPE_SIT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35]&amp;&quot;'&quot;&amp;&quot; WHERE configuration_key = '&quot;&amp;[$'Values for Testing'.C35]&amp;&quot;'&quot;&amp;&quot;;&quot;)" office:value-type="string" office:string-value="UPDATE configuration SET configuration_value = ' product' WHERE configuration_key = 'PLUGIN_SDATA_FOG_TYPE_PRODUCT';" calcext:value-type="string">
            <text:p>UPDATE configuration SET configuration_value = ' product' WHERE configuration_key = 'PLUGIN_SDATA_FOG_TYPE_PRODUCT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36]&amp;&quot;'&quot;&amp;&quot; WHERE configuration_key = '&quot;&amp;[$'Values for Testing'.C36]&amp;&quot;'&quot;&amp;&quot;;&quot;)" office:value-type="string" office:string-value="UPDATE configuration SET configuration_value = 'images/no_image.jpg' WHERE configuration_key = 'PLUGIN_SDATA_TWITTER_DEFAULT_IMAGE';" calcext:value-type="string">
            <text:p>UPDATE configuration SET configuration_value = 'images/no_image.jpg' WHERE configuration_key = 'PLUGIN_SDATA_TWITTER_DEFAULT_IMAG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37]&amp;&quot;'&quot;&amp;&quot; WHERE configuration_key = '&quot;&amp;[$'Values for Testing'.C37]&amp;&quot;'&quot;&amp;&quot;;&quot;)" office:value-type="string" office:string-value="UPDATE configuration SET configuration_value = 'myTwitterName' WHERE configuration_key = 'PLUGIN_SDATA_TWITTER_USERNAME';" calcext:value-type="string">
            <text:p>UPDATE configuration SET configuration_value = 'myTwitterName' WHERE configuration_key = 'PLUGIN_SDATA_TWITTER_USERNAM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38]&amp;&quot;'&quot;&amp;&quot; WHERE configuration_key = '&quot;&amp;[$'Values for Testing'.C38]&amp;&quot;'&quot;&amp;&quot;;&quot;)" office:value-type="string" office:string-value="UPDATE configuration SET configuration_value = 'https://myTwitterpage' WHERE configuration_key = 'PLUGIN_SDATA_TWITTER_PAGE';" calcext:value-type="string">
            <text:p>UPDATE configuration SET configuration_value = 'https://myTwitterpage' WHERE configuration_key = 'PLUGIN_SDATA_TWITTER_PAG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39]&amp;&quot;'&quot;&amp;&quot; WHERE configuration_key = '&quot;&amp;[$'Values for Testing'.C39]&amp;&quot;'&quot;&amp;&quot;;&quot;)" office:value-type="string" office:string-value="UPDATE configuration SET configuration_value = 'https://myGooglePublisherPage.com' WHERE configuration_key = 'PLUGIN_SDATA_GOOGLE_PUBLISHER';" calcext:value-type="string">
            <text:p>UPDATE configuration SET configuration_value = 'https://myGooglePublisherPage.com' WHERE configuration_key = 'PLUGIN_SDATA_GOOGLE_PUBLISHER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40]&amp;&quot;'&quot;&amp;&quot; WHERE configuration_key = '&quot;&amp;[$'Values for Testing'.C40]&amp;&quot;'&quot;&amp;&quot;;&quot;)" office:value-type="string" office:string-value="UPDATE configuration SET configuration_value = '5613' WHERE configuration_key = 'PLUGIN_SDATA_GOOGLE_PRODUCT_CATEGORY';" calcext:value-type="string">
            <text:p>UPDATE configuration SET configuration_value = '5613' WHERE configuration_key = 'PLUGIN_SDATA_GOOGLE_PRODUCT_CATEGORY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41]&amp;&quot;'&quot;&amp;&quot; WHERE configuration_key = '&quot;&amp;[$'Values for Testing'.C41]&amp;&quot;'&quot;&amp;&quot;;&quot;)" office:value-type="string" office:string-value="UPDATE configuration SET configuration_value = '2020-09-23 13:48:39' WHERE configuration_key = 'PLUGIN_SDATA_REVIEW_DEFAULT_DATE';" calcext:value-type="string">
            <text:p>UPDATE configuration SET configuration_value = '2020-09-23 13:48:39' WHERE configuration_key = 'PLUGIN_SDATA_REVIEW_DEFAULT_DAT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42]&amp;&quot;'&quot;&amp;&quot; WHERE configuration_key = '&quot;&amp;[$'Values for Testing'.C42]&amp;&quot;'&quot;&amp;&quot;;&quot;)" office:value-type="string" office:string-value="UPDATE configuration SET configuration_value = 'true' WHERE configuration_key = 'PLUGIN_SDATA_REVIEW_USE_DEFAULT';" calcext:value-type="string">
            <text:p>UPDATE configuration SET configuration_value = 'true' WHERE configuration_key = 'PLUGIN_SDATA_REVIEW_USE_DEFAULT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43]&amp;&quot;'&quot;&amp;&quot; WHERE configuration_key = '&quot;&amp;[$'Values for Testing'.C43]&amp;&quot;'&quot;&amp;&quot;;&quot;)" office:value-type="string" office:string-value="UPDATE configuration SET configuration_value = '4' WHERE configuration_key = 'PLUGIN_SDATA_REVIEW_DEFAULT_VALUE';" calcext:value-type="string">
            <text:p>UPDATE configuration SET configuration_value = '4' WHERE configuration_key = 'PLUGIN_SDATA_REVIEW_DEFAULT_VALU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44]&amp;&quot;'&quot;&amp;&quot; WHERE configuration_key = '&quot;&amp;[$'Values for Testing'.C44]&amp;&quot;'&quot;&amp;&quot;;&quot;)" office:value-type="string" office:string-value="UPDATE configuration SET configuration_value = '0.5' WHERE configuration_key = 'PLUGIN_SDATA_DEFAULT_WEIGHT';" calcext:value-type="string">
            <text:p>UPDATE configuration SET configuration_value = '0.5' WHERE configuration_key = 'PLUGIN_SDATA_DEFAULT_WEIGHT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45]&amp;&quot;'&quot;&amp;&quot; WHERE configuration_key = '&quot;&amp;[$'Values for Testing'.C45]&amp;&quot;'&quot;&amp;&quot;;&quot;)" office:value-type="string" office:string-value="UPDATE configuration SET configuration_value = 'BackOrder' WHERE configuration_key = 'PLUGIN_SDATA_OOS_DEFAULT';" calcext:value-type="string">
            <text:p>UPDATE configuration SET configuration_value = 'BackOrder' WHERE configuration_key = 'PLUGIN_SDATA_OOS_DEFAULT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46]&amp;&quot;'&quot;&amp;&quot; WHERE configuration_key = '&quot;&amp;[$'Values for Testing'.C46]&amp;&quot;'&quot;&amp;&quot;;&quot;)" office:value-type="string" office:string-value="UPDATE configuration SET configuration_value = '10' WHERE configuration_key = 'PLUGIN_SDATA_OOS_AVAILABILITY_DELAY';" calcext:value-type="string">
            <text:p>UPDATE configuration SET configuration_value = '10' WHERE configuration_key = 'PLUGIN_SDATA_OOS_AVAILABILITY_DELAY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47]&amp;&quot;'&quot;&amp;&quot; WHERE configuration_key = '&quot;&amp;[$'Values for Testing'.C47]&amp;&quot;'&quot;&amp;&quot;;&quot;)" office:value-type="string" office:string-value="UPDATE configuration SET configuration_value = 'Finite' WHERE configuration_key = 'PLUGIN_SDATA_RETURNS_POLICY';" calcext:value-type="string">
            <text:p>UPDATE configuration SET configuration_value = 'Finite' WHERE configuration_key = 'PLUGIN_SDATA_RETURNS_POLICY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48]&amp;&quot;'&quot;&amp;&quot; WHERE configuration_key = '&quot;&amp;[$'Values for Testing'.C48]&amp;&quot;'&quot;&amp;&quot;;&quot;)" office:value-type="string" office:string-value="UPDATE configuration SET configuration_value = '14' WHERE configuration_key = 'PLUGIN_SDATA_RETURNS_DAYS';" calcext:value-type="string">
            <text:p>UPDATE configuration SET configuration_value = '14' WHERE configuration_key = 'PLUGIN_SDATA_RETURNS_DAYS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49]&amp;&quot;'&quot;&amp;&quot; WHERE configuration_key = '&quot;&amp;[$'Values for Testing'.C49]&amp;&quot;'&quot;&amp;&quot;;&quot;)" office:value-type="string" office:string-value="UPDATE configuration SET configuration_value = 'Mail' WHERE configuration_key = 'PLUGIN_SDATA_RETURNS_METHOD';" calcext:value-type="string">
            <text:p>UPDATE configuration SET configuration_value = 'Mail' WHERE configuration_key = 'PLUGIN_SDATA_RETURNS_METHO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50]&amp;&quot;'&quot;&amp;&quot; WHERE configuration_key = '&quot;&amp;[$'Values for Testing'.C50]&amp;&quot;'&quot;&amp;&quot;;&quot;)" office:value-type="string" office:string-value="UPDATE configuration SET configuration_value = '0.5' WHERE configuration_key = 'PLUGIN_SDATA_RETURNS_FEE';" calcext:value-type="string">
            <text:p>UPDATE configuration SET configuration_value = '0.5' WHERE configuration_key = 'PLUGIN_SDATA_RETURNS_FE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51]&amp;&quot;'&quot;&amp;&quot; WHERE configuration_key = '&quot;&amp;[$'Values for Testing'.C51]&amp;&quot;'&quot;&amp;&quot;;&quot;)" office:value-type="string" office:string-value="UPDATE configuration SET configuration_value = 'GB' WHERE configuration_key = 'PLUGIN_SDATA_RETURNS_APPLICABLE_COUNTRY';" calcext:value-type="string">
            <text:p>UPDATE configuration SET configuration_value = 'GB' WHERE configuration_key = 'PLUGIN_SDATA_RETURNS_APPLICABLE_COUNTRY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52]&amp;&quot;'&quot;&amp;&quot; WHERE configuration_key = '&quot;&amp;[$'Values for Testing'.C52]&amp;&quot;'&quot;&amp;&quot;;&quot;)" office:value-type="string" office:string-value="UPDATE configuration SET configuration_value = 'GB' WHERE configuration_key = 'PLUGIN_SDATA_RETURNS_POLICY_COUNTRY';" calcext:value-type="string">
            <text:p>UPDATE configuration SET configuration_value = 'GB' WHERE configuration_key = 'PLUGIN_SDATA_RETURNS_POLICY_COUNTRY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53]&amp;&quot;'&quot;&amp;&quot; WHERE configuration_key = '&quot;&amp;[$'Values for Testing'.C53]&amp;&quot;'&quot;&amp;&quot;;&quot;)" office:value-type="string" office:string-value="UPDATE configuration SET configuration_value = '150' WHERE configuration_key = 'PLUGIN_SDATA_MAX_NAME';" calcext:value-type="string">
            <text:p>UPDATE configuration SET configuration_value = '150' WHERE configuration_key = 'PLUGIN_SDATA_MAX_NAM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54]&amp;&quot;'&quot;&amp;&quot; WHERE configuration_key = '&quot;&amp;[$'Values for Testing'.C54]&amp;&quot;'&quot;&amp;&quot;;&quot;)" office:value-type="string" office:string-value="UPDATE configuration SET configuration_value = '5000' WHERE configuration_key = 'PLUGIN_SDATA_MAX_DESCRIPTION';" calcext:value-type="string">
            <text:p>UPDATE configuration SET configuration_value = '5000' WHERE configuration_key = 'PLUGIN_SDATA_MAX_DESCRIPTION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55]&amp;&quot;'&quot;&amp;&quot; WHERE configuration_key = '&quot;&amp;[$'Values for Testing'.C55]&amp;&quot;'&quot;&amp;&quot;;&quot;)" office:value-type="string" office:string-value="UPDATE configuration SET configuration_value = 'products_google_product_category' WHERE configuration_key = 'PLUGIN_SDATA_GPC_FIELD';" calcext:value-type="string">
            <text:p>UPDATE configuration SET configuration_value = 'products_google_product_category' WHERE configuration_key = 'PLUGIN_SDATA_GPC_FIEL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56]&amp;&quot;'&quot;&amp;&quot; WHERE configuration_key = '&quot;&amp;[$'Values for Testing'.C56]&amp;&quot;'&quot;&amp;&quot;;&quot;)" office:value-type="string" office:string-value="UPDATE configuration SET configuration_value = 'products_gtin' WHERE configuration_key = 'PLUGIN_SDATA_GTIN_FIELD';" calcext:value-type="string">
            <text:p>UPDATE configuration SET configuration_value = 'products_gtin' WHERE configuration_key = 'PLUGIN_SDATA_GTIN_FIEL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Values for Testing'.A57]&amp;&quot;'&quot;&amp;&quot; WHERE configuration_key = '&quot;&amp;[$'Values for Testing'.C57]&amp;&quot;'&quot;&amp;&quot;;&quot;)" office:value-type="string" office:string-value="UPDATE configuration SET configuration_value = 'pos_gtin' WHERE configuration_key = 'PLUGIN_SDATA_POS_GTIN_FIELD';" calcext:value-type="string">
            <text:p>UPDATE configuration SET configuration_value = 'pos_gtin' WHERE configuration_key = 'PLUGIN_SDATA_POS_GTIN_FIELD';</text:p>
          </table:table-cell>
          <table:table-cell table:number-columns-repeated="16383"/>
        </table:table-row>
        <table:table-row table:style-name="ro7">
          <table:table-cell table:number-columns-repeated="16384"/>
        </table:table-row>
      </table:table>
      <table:table table:name="Production values" table:style-name="ta3">
        <office:forms form:automatic-focus="false" form:apply-design-mode="false"/>
        <table:table-column table:style-name="co6" table:default-cell-style-name="ce12"/>
        <table:table-column table:style-name="co7" table:default-cell-style-name="ce3"/>
        <table:table-column table:style-name="co3" table:default-cell-style-name="ce3"/>
        <table:table-column table:style-name="co8" table:number-columns-repeated="16381" table:default-cell-style-name="ce6"/>
        <table:table-row table:style-name="ro1">
          <table:table-cell table:style-name="ce19" table:formula="of:=[$'Values for Testing'.A1]" office:value-type="string" office:string-value="Value - ENTER YOUR VALUES HERE" calcext:value-type="string">
            <text:p>Value - ENTER YOUR VALUES HERE</text:p>
          </table:table-cell>
          <table:table-cell table:style-name="ce19" table:formula="of:=[$'Values for Testing'.B1]" office:value-type="string" office:string-value="Description" calcext:value-type="string">
            <text:p>Description</text:p>
          </table:table-cell>
          <table:table-cell table:style-name="ce19" table:formula="of:=[$'Values for Testing'.C1]" office:value-type="string" office:string-value="Constant" calcext:value-type="string">
            <text:p>Cons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e</text:p>
          </table:table-cell>
          <table:table-cell table:formula="of:=[$'Values for Testing'.B2]" office:value-type="string" office:string-value="Enable Structured Data processing code and display of markup groups? This is a global option." calcext:value-type="string">
            <text:p>Enable Structured Data processing code and display of markup groups? This is a global option.</text:p>
          </table:table-cell>
          <table:table-cell table:formula="of:=[$'Values for Testing'.C2]" office:value-type="string" office:string-value="PLUGIN_SDATA_ENABLE" calcext:value-type="string">
            <text:p>PLUGIN_SDATA_EN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e</text:p>
          </table:table-cell>
          <table:table-cell table:formula="of:=[$'Values for Testing'.B3]" office:value-type="string" office:string-value="Show Schema markup?&lt;br&gt;Shows JSON-LD blocks for Organisation and Breadcrumbs on all pages" calcext:value-type="string">
            <text:p>Show Schema markup?&lt;br&gt;Shows JSON-LD blocks for Organisation and Breadcrumbs on all pages</text:p>
          </table:table-cell>
          <table:table-cell table:formula="of:=[$'Values for Testing'.C3]" office:value-type="string" office:string-value="PLUGIN_SDATA_SCHEMA_ENABLE" calcext:value-type="string">
            <text:p>PLUGIN_SDATA_SCHEMA_EN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e</text:p>
          </table:table-cell>
          <table:table-cell table:formula="of:=[$'Values for Testing'.B4]" office:value-type="string" office:string-value="Show Facebook-Open Graph markup?&lt;br&gt;Shows Facebook og tags on all pages with additional product-specific tags on product pages." calcext:value-type="string">
            <text:p>Show Facebook-Open Graph markup?&lt;br&gt;Shows Facebook og tags on all pages with additional product-specific tags on product pages.</text:p>
          </table:table-cell>
          <table:table-cell table:formula="of:=[$'Values for Testing'.C4]" office:value-type="string" office:string-value="PLUGIN_SDATA_FOG_ENABLE" calcext:value-type="string">
            <text:p>PLUGIN_SDATA_FOG_EN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ue</text:p>
          </table:table-cell>
          <table:table-cell table:formula="of:=[$'Values for Testing'.B5]" office:value-type="string" office:string-value="Show Twitter Card markup?&lt;br&gt;Shows on all pages." calcext:value-type="string">
            <text:p>Show Twitter Card markup?&lt;br&gt;Shows on all pages.</text:p>
          </table:table-cell>
          <table:table-cell table:formula="of:=[$'Values for Testing'.C5]" office:value-type="string" office:string-value="PLUGIN_SDATA_TWITTER_CARD_ENABLE" calcext:value-type="string">
            <text:p>PLUGIN_SDATA_TWITTER_CARD_ENABLE</text:p>
          </table:table-cell>
          <table:table-cell table:number-columns-repeated="16381"/>
        </table:table-row>
        <table:table-row table:style-name="ro4">
          <table:table-cell/>
          <table:table-cell table:formula="of:=[$'Values for Testing'.B6]" office:value-type="string" office:string-value="Enter your Facebook application ID (&lt;a href=&quot;http://developers.facebook.com/setup/&quot; target=&quot;_blank&quot;&gt;Get an application ID&lt;/a&gt;)." calcext:value-type="string">
            <text:p>Enter your Facebook application ID (&lt;a href="http://developers.facebook.com/setup/" target="_blank"&gt;Get an application ID&lt;/a&gt;).</text:p>
          </table:table-cell>
          <table:table-cell table:formula="of:=[$'Values for Testing'.C6]" office:value-type="string" office:string-value="PLUGIN_SDATA_FOG_APPID" calcext:value-type="string">
            <text:p>PLUGIN_SDATA_FOG_APPID</text:p>
          </table:table-cell>
          <table:table-cell table:number-columns-repeated="16381"/>
        </table:table-row>
        <table:table-row table:style-name="ro4">
          <table:table-cell/>
          <table:table-cell table:formula="of:=[$'Values for Testing'.B7]" office:value-type="string" office:string-value="Enter the Admin ID(s) of the Facebook user(s) that administer your Facebook fan page separated by commas. &lt;a href=&quot;http://www.facebook.com/insights/&quot; target=&quot;_blank&quot;&gt;Insights for your domain&lt;/a&gt;." calcext:value-type="string">
            <text:p>Enter the Admin ID(s) of the Facebook user(s) that administer your Facebook fan page separated by commas. &lt;a href="http://www.facebook.com/insights/" target="_blank"&gt;Insights for your domain&lt;/a&gt;.</text:p>
          </table:table-cell>
          <table:table-cell table:formula="of:=[$'Values for Testing'.C7]" office:value-type="string" office:string-value="PLUGIN_SDATA_FOG_ADMINID" calcext:value-type="string">
            <text:p>PLUGIN_SDATA_FOG_ADMINID</text:p>
          </table:table-cell>
          <table:table-cell table:number-columns-repeated="16381"/>
        </table:table-row>
        <table:table-row table:style-name="ro2">
          <table:table-cell/>
          <table:table-cell table:formula="of:=[$'Values for Testing'.B8]" office:value-type="string" office:string-value="Enter the full url/link to your facebook page eg.:https://www.facebook.com/zencart/." calcext:value-type="string">
            <text:p>Enter the full url/link to your facebook page eg.:https://www.facebook.com/zencart/.</text:p>
          </table:table-cell>
          <table:table-cell table:formula="of:=[$'Values for Testing'.C8]" office:value-type="string" office:string-value="PLUGIN_SDATA_FOG_PAGE" calcext:value-type="string">
            <text:p>PLUGIN_SDATA_FOG_PAGE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9]" office:value-type="string" office:string-value="Enter the full url to your logo image." calcext:value-type="string">
            <text:p>Enter the full url to your logo image.</text:p>
          </table:table-cell>
          <table:table-cell table:formula="of:=[$'Values for Testing'.C9]" office:value-type="string" office:string-value="PLUGIN_SDATA_LOGO" calcext:value-type="string">
            <text:p>PLUGIN_SDATA_LOGO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10]" office:value-type="string" office:string-value="Enter the business street address." calcext:value-type="string">
            <text:p>Enter the business street address.</text:p>
          </table:table-cell>
          <table:table-cell table:formula="of:=[$'Values for Testing'.C10]" office:value-type="string" office:string-value="PLUGIN_SDATA_STREET_ADDRESS" calcext:value-type="string">
            <text:p>PLUGIN_SDATA_STREET_ADDRESS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11]" office:value-type="string" office:string-value="Enter the business town/city." calcext:value-type="string">
            <text:p>Enter the business town/city.</text:p>
          </table:table-cell>
          <table:table-cell table:formula="of:=[$'Values for Testing'.C11]" office:value-type="string" office:string-value="PLUGIN_SDATA_LOCALITY" calcext:value-type="string">
            <text:p>PLUGIN_SDATA_LOCALITY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12]" office:value-type="string" office:string-value="Enter the business state/province." calcext:value-type="string">
            <text:p>Enter the business state/province.</text:p>
          </table:table-cell>
          <table:table-cell table:formula="of:=[$'Values for Testing'.C12]" office:value-type="string" office:string-value="PLUGIN_SDATA_REGION" calcext:value-type="string">
            <text:p>PLUGIN_SDATA_REGION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13]" office:value-type="string" office:string-value="Enter the business postal code/zip" calcext:value-type="string">
            <text:p>Enter the business postal code/zip</text:p>
          </table:table-cell>
          <table:table-cell table:formula="of:=[$'Values for Testing'.C13]" office:value-type="string" office:string-value="PLUGIN_SDATA_POSTALCODE" calcext:value-type="string">
            <text:p>PLUGIN_SDATA_POSTALCODE</text:p>
          </table:table-cell>
          <table:table-cell table:number-columns-repeated="16381"/>
        </table:table-row>
        <table:table-row table:style-name="ro4">
          <table:table-cell/>
          <table:table-cell table:formula="of:=[$'Values for Testing'.B14]" office:value-type="string" office:string-value="Enter the business country name or &lt;a href=&quot;https://en.wikipedia.org/wiki/ISO_3166-1&quot; target=&quot;_blank&quot;&gt;2 letter ISO code&lt;/a&gt;" calcext:value-type="string">
            <text:p>Enter the business country name or &lt;a href="https://en.wikipedia.org/wiki/ISO_3166-1" target="_blank"&gt;2 letter ISO code&lt;/a&gt;</text:p>
          </table:table-cell>
          <table:table-cell table:formula="of:=[$'Values for Testing'.C14]" office:value-type="string" office:string-value="PLUGIN_SDATA_COUNTRYNAME" calcext:value-type="string">
            <text:p>PLUGIN_SDATA_COUNTRYNAME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15]" office:value-type="string" office:string-value="Enter your customer service email address (lower case)." calcext:value-type="string">
            <text:p>Enter your customer service email address (lower case).</text:p>
          </table:table-cell>
          <table:table-cell table:formula="of:=[$'Values for Testing'.C15]" office:value-type="string" office:string-value="PLUGIN_SDATA_EMAIL" calcext:value-type="string">
            <text:p>PLUGIN_SDATA_EMAIL</text:p>
          </table:table-cell>
          <table:table-cell table:number-columns-repeated="16381"/>
        </table:table-row>
        <table:table-row table:style-name="ro2">
          <table:table-cell/>
          <table:table-cell table:formula="of:=[$'Values for Testing'.B16]" office:value-type="string" office:string-value="Enter the customer service phone number in international format eg.: +1-330-871-4357. Format (spaces/dashes) is not important." calcext:value-type="string">
            <text:p>Enter the customer service phone number in international format eg.: +1-330-871-4357. Format (spaces/dashes) is not important.</text:p>
          </table:table-cell>
          <table:table-cell table:formula="of:=[$'Values for Testing'.C16]" office:value-type="string" office:string-value="PLUGIN_SDATA_TELEPHONE" calcext:value-type="string">
            <text:p>PLUGIN_SDATA_TELEPHONE</text:p>
          </table:table-cell>
          <table:table-cell table:number-columns-repeated="16381"/>
        </table:table-row>
        <table:table-row table:style-name="ro2">
          <table:table-cell/>
          <table:table-cell table:formula="of:=[$'Values for Testing'.B17]" office:value-type="string" office:string-value="Enter the customer service fax number in international format eg.: +1-877-453-1304)." calcext:value-type="string">
            <text:p>Enter the customer service fax number in international format eg.: +1-877-453-1304).</text:p>
          </table:table-cell>
          <table:table-cell table:formula="of:=[$'Values for Testing'.C17]" office:value-type="string" office:string-value="PLUGIN_SDATA_FAX" calcext:value-type="string">
            <text:p>PLUGIN_SDATA_FAX</text:p>
          </table:table-cell>
          <table:table-cell table:number-columns-repeated="16381"/>
        </table:table-row>
        <table:table-row table:style-name="ro2">
          <table:table-cell/>
          <table:table-cell table:formula="of:=[$'Values for Testing'.B18]" office:value-type="string" office:string-value="Languages spoken (for Schema contact point). Enter the language\s english name" calcext:value-type="string">
            <text:p>Languages spoken (for Schema contact point). Enter the language\s english name</text:p>
          </table:table-cell>
          <table:table-cell table:formula="of:=[$'Values for Testing'.C18]" office:value-type="string" office:string-value="PLUGIN_SDATA_AVAILABLE_LANGUAGE" calcext:value-type="string">
            <text:p>PLUGIN_SDATA_AVAILABLE_LANGU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,en_GB</text:p>
          </table:table-cell>
          <table:table-cell table:formula="of:=[$'Values for Testing'.B19]" office:value-type="string" office:string-value="Enter a comma-separated list of the database language_id and equivalent locale for each defined language eg.: 1" calcext:value-type="string">
            <text:p>Enter a comma-separated list of the database language_id and equivalent locale for each defined language eg.: 1</text:p>
          </table:table-cell>
          <table:table-cell table:formula="of:=[$'Values for Testing'.C19]" office:value-type="string" office:string-value="PLUGIN_SDATA_FOG_LOCALES" calcext:value-type="string">
            <text:p>PLUGIN_SDATA_FOG_LOCALES</text:p>
          </table:table-cell>
          <table:table-cell table:number-columns-repeated="16381"/>
        </table:table-row>
        <table:table-row table:style-name="ro2">
          <table:table-cell/>
          <table:table-cell table:formula="of:=[$'Values for Testing'.B20]" office:value-type="string" office:string-value="The Tax/Fiscal ID of the business (eg. the TIN in the US or the CIF/NIF in Spain)." calcext:value-type="string">
            <text:p>The Tax/Fiscal ID of the business (eg. the TIN in the US or the CIF/NIF in Spain).</text:p>
          </table:table-cell>
          <table:table-cell table:formula="of:=[$'Values for Testing'.C20]" office:value-type="string" office:string-value="PLUGIN_SDATA_TAXID" calcext:value-type="string">
            <text:p>PLUGIN_SDATA_TAXID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21]" office:value-type="string" office:string-value="Value-added Tax ID of the business." calcext:value-type="string">
            <text:p>Value-added Tax ID of the business.</text:p>
          </table:table-cell>
          <table:table-cell table:formula="of:=[$'Values for Testing'.C21]" office:value-type="string" office:string-value="PLUGIN_SDATA_VATID" calcext:value-type="string">
            <text:p>PLUGIN_SDATA_VATID</text:p>
          </table:table-cell>
          <table:table-cell table:number-columns-repeated="16381"/>
        </table:table-row>
        <table:table-row table:style-name="ro4">
          <table:table-cell/>
          <table:table-cell table:formula="of:=[$'Values for Testing'.B22]" office:value-type="string" office:string-value="Enter a list of urls to other (NOT Facebook, Twitter or Google Plus) profile or social pages related to your business (eg. Linked In, Dun &amp; Bradstreet, Yelp etc.).&lt;br&gt;Separate the urls with commas." calcext:value-type="string">
            <text:p>Enter a list of urls to other (NOT Facebook, Twitter or Google Plus) profile or social pages related to your business (eg. Linked In, Dun &amp; Bradstreet, Yelp etc.).&lt;br&gt;Separate the urls with commas.</text:p>
          </table:table-cell>
          <table:table-cell table:formula="of:=[$'Values for Testing'.C22]" office:value-type="string" office:string-value="PLUGIN_SDATA_SAMEAS" calcext:value-type="string">
            <text:p>PLUGIN_SDATA_SAMEAS</text:p>
          </table:table-cell>
          <table:table-cell table:number-columns-repeated="16381"/>
        </table:table-row>
        <table:table-row table:style-name="ro2">
          <table:table-cell/>
          <table:table-cell table:formula="of:=[$'Values for Testing'.B23]" office:value-type="string" office:string-value="Area to which you ship products.&lt;br &gt;Use the ISO 3166-1 (ISO 3166-1 alpha-2) or ISO 3166-2 code" calcext:value-type="string">
            <text:p>Area to which you ship products.&lt;br &gt;Use the ISO 3166-1 (ISO 3166-1 alpha-2) or ISO 3166-2 code</text:p>
          </table:table-cell>
          <table:table-cell table:formula="of:=[$'Values for Testing'.C23]" office:value-type="string" office:string-value="PLUGIN_SDATA_ELIGIBLE_REGION" calcext:value-type="string">
            <text:p>PLUGIN_SDATA_ELIGIBLE_REGION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24]" office:value-type="string" office:string-value="Enter the currency code of the product price eg.: EUR." calcext:value-type="string">
            <text:p>Enter the currency code of the product price eg.: EUR.</text:p>
          </table:table-cell>
          <table:table-cell table:formula="of:=[$'Values for Testing'.C24]" office:value-type="string" office:string-value="PLUGIN_SDATA_PRICE_CURRENCY" calcext:value-type="string">
            <text:p>PLUGIN_SDATA_PRICE_CURRENCY</text:p>
          </table:table-cell>
          <table:table-cell table:number-columns-repeated="16381"/>
        </table:table-row>
        <table:table-row table:style-name="ro8">
          <table:table-cell office:value-type="string" calcext:value-type="string">
            <text:p>2</text:p>
          </table:table-cell>
          <table:table-cell table:formula="of:=[$'Values for Testing'.B25]" office:value-type="string" office:string-value="Enter the average days from order to delivery when product is in stock (eg.:2)." calcext:value-type="string">
            <text:p>Enter the average days from order to delivery when product is in stock (eg.:2).</text:p>
          </table:table-cell>
          <table:table-cell table:formula="of:=[$'Values for Testing'.C25]" office:value-type="string" office:string-value="PLUGIN_SDATA_DELIVERYLEADTIME" calcext:value-type="string">
            <text:p>PLUGIN_SDATA_DELIVERYLEADTIME</text:p>
          </table:table-cell>
          <table:table-cell table:number-columns-repeated="16381"/>
        </table:table-row>
        <table:table-row table:style-name="ro8">
          <table:table-cell office:value-type="string" calcext:value-type="string">
            <text:p>7</text:p>
          </table:table-cell>
          <table:table-cell table:formula="of:=[$'Values for Testing'.B26]" office:value-type="string" office:string-value="Enter the average days from order to delivery when product is out of stock (eg.:7)." calcext:value-type="string">
            <text:p>Enter the average days from order to delivery when product is out of stock (eg.:7).</text:p>
          </table:table-cell>
          <table:table-cell table:formula="of:=[$'Values for Testing'.C26]" office:value-type="string" office:string-value="PLUGIN_SDATA_DELIVERYLEADTIME_OOS" calcext:value-type="string">
            <text:p>PLUGIN_SDATA_DELIVERYLEADTIME_OO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w</text:p>
          </table:table-cell>
          <table:table-cell table:formula="of:=[$'Values for Testing'.B27]" office:value-type="string" office:string-value="Choose your product\s condition." calcext:value-type="string">
            <text:p>Choose your product\s condition.</text:p>
          </table:table-cell>
          <table:table-cell table:formula="of:=[$'Values for Testing'.C27]" office:value-type="string" office:string-value="PLUGIN_SDATA_FOG_PRODUCT_CONDITION" calcext:value-type="string">
            <text:p>PLUGIN_SDATA_FOG_PRODUCT_CONDITION</text:p>
          </table:table-cell>
          <table:table-cell table:number-columns-repeated="16381"/>
        </table:table-row>
        <table:table-row table:style-name="ro9">
          <table:table-cell office:value-type="string" calcext:value-type="string">
            <text:p><text:s/>ByBankTransferInAdvance, <text:s/>COD, PayPal, AmericanExpress, MasterCard, VISA</text:p>
          </table:table-cell>
          <table:table-cell table:formula="of:=[$'Values for Testing'.B28]" office:value-type="string" office:string-value="List/delete as aplicable the &lt;a href=&quot;http://www.heppnetz.de/ontologies/goodrelations/v1#PaymentMethod&quot; target=&quot;_blank&quot;&gt;accepted payment methods&lt;/a&gt;. eg. ByBankTransferInAdvance, ByInvoice, Cash, CheckInAdvance, COD, DirectDebit, GoogleCheckout, PayPal, PaySwarm, AmericanExpress, DinersClub, Discover, JCB, MasterCard, VISA" calcext:value-type="string">
            <text:p>List/delete as aplicable the &lt;a href="http://www.heppnetz.de/ontologies/goodrelations/v1#PaymentMethod" target="_blank"&gt;accepted payment methods&lt;/a&gt;. eg. ByBankTransferInAdvance, ByInvoice, Cash, CheckInAdvance, COD, DirectDebit, GoogleCheckout, PayPal, PaySwarm, AmericanExpress, DinersClub, Discover, JCB, MasterCard, VISA</text:p>
          </table:table-cell>
          <table:table-cell table:formula="of:=[$'Values for Testing'.C28]" office:value-type="string" office:string-value="PLUGIN_SDATA_ACCEPTED_PAYMENT_METHODS" calcext:value-type="string">
            <text:p>PLUGIN_SDATA_ACCEPTED_PAYMENT_METHODS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29]" office:value-type="string" office:string-value="The registered company name." calcext:value-type="string">
            <text:p>The registered company name.</text:p>
          </table:table-cell>
          <table:table-cell table:formula="of:=[$'Values for Testing'.C29]" office:value-type="string" office:string-value="PLUGIN_SDATA_LEGAL_NAME" calcext:value-type="string">
            <text:p>PLUGIN_SDATA_LEGAL_NAME</text:p>
          </table:table-cell>
          <table:table-cell table:number-columns-repeated="16381"/>
        </table:table-row>
        <table:table-row table:style-name="ro2">
          <table:table-cell/>
          <table:table-cell table:formula="of:=[$'Values for Testing'.B30]" office:value-type="string" office:string-value="The Dun &amp; Bradstreet DUNS number for identifying an organization or business person." calcext:value-type="string">
            <text:p>The Dun &amp; Bradstreet DUNS number for identifying an organization or business person.</text:p>
          </table:table-cell>
          <table:table-cell table:formula="of:=[$'Values for Testing'.C30]" office:value-type="string" office:string-value="PLUGIN_SDATA_DUNS" calcext:value-type="string">
            <text:p>PLUGIN_SDATA_DUNS</text:p>
          </table:table-cell>
          <table:table-cell table:number-columns-repeated="16381"/>
        </table:table-row>
        <table:table-row table:style-name="ro2">
          <table:table-cell/>
          <table:table-cell table:formula="of:=[$'Values for Testing'.B31]" office:value-type="string" office:string-value="The geographical region served (&lt;a href=&quot;https://schema.org/areaServed&quot; target=&quot;_blank&quot;&gt;further details here&lt;/a&gt;).&lt;br&gt;If omitted assumed worldwide." calcext:value-type="string">
            <text:p>The geographical region served (&lt;a href="https://schema.org/areaServed" target="_blank"&gt;further details here&lt;/a&gt;).&lt;br&gt;If omitted assumed worldwide.</text:p>
          </table:table-cell>
          <table:table-cell table:formula="of:=[$'Values for Testing'.C31]" office:value-type="string" office:string-value="PLUGIN_SDATA_AREA_SERVED" calcext:value-type="string">
            <text:p>PLUGIN_SDATA_AREA_SERVED</text:p>
          </table:table-cell>
          <table:table-cell table:number-columns-repeated="16381"/>
        </table:table-row>
        <table:table-row table:style-name="ro2">
          <table:table-cell/>
          <table:table-cell table:formula="of:=[$'Values for Testing'.B32]" office:value-type="string" office:string-value="Fallback image used when there is no product image. Enter the full url or leave blank to use the no-image file defined in the Admin-&gt;Images configuration." calcext:value-type="string">
            <text:p>Fallback image used when there is no product image. Enter the full url or leave blank to use the no-image file defined in the Admin-&gt;Images configuration.</text:p>
          </table:table-cell>
          <table:table-cell table:formula="of:=[$'Values for Testing'.C32]" office:value-type="string" office:string-value="PLUGIN_SDATA_FOG_DEFAULT_PRODUCT_IMAGE" calcext:value-type="string">
            <text:p>PLUGIN_SDATA_FOG_DEFAULT_PRODUCT_IMAGE</text:p>
          </table:table-cell>
          <table:table-cell table:number-columns-repeated="16381"/>
        </table:table-row>
        <table:table-row table:style-name="ro2">
          <table:table-cell/>
          <table:table-cell table:formula="of:=[$'Values for Testing'.B33]" office:value-type="string" office:string-value="Fallback image used when there is no image on any page other than a product page. Enter the full url or leave blank to use the logo file defined above." calcext:value-type="string">
            <text:p>Fallback image used when there is no image on any page other than a product page. Enter the full url or leave blank to use the logo file defined above.</text:p>
          </table:table-cell>
          <table:table-cell table:formula="of:=[$'Values for Testing'.C33]" office:value-type="string" office:string-value="PLUGIN_SDATA_FOG_DEFAULT_IMAGE" calcext:value-type="string">
            <text:p>PLUGIN_SDATA_FOG_DEFAULT_IMAG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<text:s/>business.business</text:p>
          </table:table-cell>
          <table:table-cell table:formula="of:=[$'Values for Testing'.B34]" office:value-type="string" office:string-value="Enter an Open Graph type for your site - non-product pages (&lt;a href=&quot;https://developers.facebook.com/docs/reference/opengraph/&quot; target=&quot;_blank&quot;&gt;Open Graph Types&lt;/a&gt;)" calcext:value-type="string">
            <text:p>Enter an Open Graph type for your site - non-product pages (&lt;a href="https://developers.facebook.com/docs/reference/opengraph/" target="_blank"&gt;Open Graph Types&lt;/a&gt;)</text:p>
          </table:table-cell>
          <table:table-cell table:formula="of:=[$'Values for Testing'.C34]" office:value-type="string" office:string-value="PLUGIN_SDATA_FOG_TYPE_SITE" calcext:value-type="string">
            <text:p>PLUGIN_SDATA_FOG_TYPE_SIT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<text:s/>product</text:p>
          </table:table-cell>
          <table:table-cell table:formula="of:=[$'Values for Testing'.B35]" office:value-type="string" office:string-value="Enter an Open Graph type for your site - product pages (&lt;a href=&quot;https://developers.facebook.com/docs/reference/opengraph/&quot; target=&quot;_blank&quot;&gt;Open Graph Types&lt;/a&gt;)" calcext:value-type="string">
            <text:p>Enter an Open Graph type for your site - product pages (&lt;a href="https://developers.facebook.com/docs/reference/opengraph/" target="_blank"&gt;Open Graph Types&lt;/a&gt;)</text:p>
          </table:table-cell>
          <table:table-cell table:formula="of:=[$'Values for Testing'.C35]" office:value-type="string" office:string-value="PLUGIN_SDATA_FOG_TYPE_PRODUCT" calcext:value-type="string">
            <text:p>PLUGIN_SDATA_FOG_TYPE_PRODUCT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36]" office:value-type="string" office:string-value="Fallback image used when there is no image defined. Enter the full url." calcext:value-type="string">
            <text:p>Fallback image used when there is no image defined. Enter the full url.</text:p>
          </table:table-cell>
          <table:table-cell table:formula="of:=[$'Values for Testing'.C36]" office:value-type="string" office:string-value="PLUGIN_SDATA_TWITTER_DEFAULT_IMAGE" calcext:value-type="string">
            <text:p>PLUGIN_SDATA_TWITTER_DEFAULT_IMAGE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37]" office:value-type="string" office:string-value="Enter your Twitter username (eg.: @zencart)." calcext:value-type="string">
            <text:p>Enter your Twitter username (eg.: @zencart).</text:p>
          </table:table-cell>
          <table:table-cell table:formula="of:=[$'Values for Testing'.C37]" office:value-type="string" office:string-value="PLUGIN_SDATA_TWITTER_USERNAME" calcext:value-type="string">
            <text:p>PLUGIN_SDATA_TWITTER_USERNAME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38]" office:value-type="string" office:string-value="Enter the full url to your Twitter page (eg.: https://twitter.com/zencart)" calcext:value-type="string">
            <text:p>Enter the full url to your Twitter page (eg.: https://twitter.com/zencart)</text:p>
          </table:table-cell>
          <table:table-cell table:formula="of:=[$'Values for Testing'.C38]" office:value-type="string" office:string-value="PLUGIN_SDATA_TWITTER_PAGE" calcext:value-type="string">
            <text:p>PLUGIN_SDATA_TWITTER_PAGE</text:p>
          </table:table-cell>
          <table:table-cell table:number-columns-repeated="16381"/>
        </table:table-row>
        <table:table-row table:style-name="ro2">
          <table:table-cell/>
          <table:table-cell table:formula="of:=[$'Values for Testing'.B39]" office:value-type="string" office:string-value="Enter your Google Publisher url/link (eg.: https://plus.google.com/+Pro-websNet/). Link does not display if field empty." calcext:value-type="string">
            <text:p>Enter your Google Publisher url/link (eg.: https://plus.google.com/+Pro-websNet/). Link does not display if field empty.</text:p>
          </table:table-cell>
          <table:table-cell table:formula="of:=[$'Values for Testing'.C39]" office:value-type="string" office:string-value="PLUGIN_SDATA_GOOGLE_PUBLISHER" calcext:value-type="string">
            <text:p>PLUGIN_SDATA_GOOGLE_PUBLISHER</text:p>
          </table:table-cell>
          <table:table-cell table:number-columns-repeated="16381"/>
        </table:table-row>
        <table:table-row table:style-name="ro3">
          <table:table-cell/>
          <table:table-cell table:formula="of:=[$'Values for Testing'.B40]" office:value-type="string" office:string-value="Fallback/default Google product category ID (up to 6 digits).&lt;br&gt;Used when a product does not have a GPC defined as an custom product field (e.g. 5613 = Vehicles &amp; Parts, Vehicle Parts &amp; Accessories).&lt;br&gt;&lt;a href=\&quot;https://support.google.com/merchants/answer/6324436?hl=en\&quot;&gt;Google Product Taxonomy&lt;/a&gt;" calcext:value-type="string">
            <text:p>Fallback/default Google product category ID (up to 6 digits).&lt;br&gt;Used when a product does not have a GPC defined as an custom product field (e.g. 5613 = Vehicles &amp; Parts, Vehicle Parts &amp; Accessories).&lt;br&gt;&lt;a href=\"https://support.google.com/merchants/answer/6324436?hl=en\"&gt;Google Product Taxonomy&lt;/a&gt;</text:p>
          </table:table-cell>
          <table:table-cell table:formula="of:=[$'Values for Testing'.C40]" office:value-type="string" office:string-value="PLUGIN_SDATA_GOOGLE_PRODUCT_CATEGORY" calcext:value-type="string">
            <text:p>PLUGIN_SDATA_GOOGLE_PRODUCT_CATEGORY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2020-09-23 13:48:39</text:p>
          </table:table-cell>
          <table:table-cell table:formula="of:=[$'Values for Testing'.B41]" office:value-type="string" office:string-value="In the case of a review having no date set (null), use this date." calcext:value-type="string">
            <text:p>In the case of a review having no date set (null), use this date.</text:p>
          </table:table-cell>
          <table:table-cell table:formula="of:=[$'Values for Testing'.C41]" office:value-type="string" office:string-value="PLUGIN_SDATA_REVIEW_DEFAULT_DATE" calcext:value-type="string">
            <text:p>PLUGIN_SDATA_REVIEW_DEFAULT_D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e</text:p>
          </table:table-cell>
          <table:table-cell table:formula="of:=[$'Values for Testing'.B42]" office:value-type="string" office:string-value="If a product has no reviews, use a default value/dummy review to prevent Google Tool warnings." calcext:value-type="string">
            <text:p>If a product has no reviews, use a default value/dummy review to prevent Google Tool warnings.</text:p>
          </table:table-cell>
          <table:table-cell table:formula="of:=[$'Values for Testing'.C42]" office:value-type="string" office:string-value="PLUGIN_SDATA_REVIEW_USE_DEFAULT" calcext:value-type="string">
            <text:p>PLUGIN_SDATA_REVIEW_USE_DEFAUL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4</text:p>
          </table:table-cell>
          <table:table-cell table:formula="of:=[$'Values for Testing'.B43]" office:value-type="string" office:string-value="Average rating for the default review (1-5)." calcext:value-type="string">
            <text:p>Average rating for the default review (1-5).</text:p>
          </table:table-cell>
          <table:table-cell table:formula="of:=[$'Values for Testing'.C43]" office:value-type="string" office:string-value="PLUGIN_SDATA_REVIEW_DEFAULT_VALUE" calcext:value-type="string">
            <text:p>PLUGIN_SDATA_REVIEW_DEFAULT_VAL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</text:p>
          </table:table-cell>
          <table:table-cell table:formula="of:=[$'Values for Testing'.B44]" office:value-type="string" office:string-value="If product has no weight defined, use this value." calcext:value-type="string">
            <text:p>If product has no weight defined, use this value.</text:p>
          </table:table-cell>
          <table:table-cell table:formula="of:=[$'Values for Testing'.C44]" office:value-type="string" office:string-value="PLUGIN_SDATA_DEFAULT_WEIGHT" calcext:value-type="string">
            <text:p>PLUGIN_SDATA_DEFAULT_WEIGH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ackOrder</text:p>
          </table:table-cell>
          <table:table-cell table:formula="of:=[$'Values for Testing'.B45]" office:value-type="string" office:string-value="The default OOS status if a product is out of stock and has no custom field defined for OOS status." calcext:value-type="string">
            <text:p>The default OOS status if a product is out of stock and has no custom field defined for OOS status.</text:p>
          </table:table-cell>
          <table:table-cell table:formula="of:=[$'Values for Testing'.C45]" office:value-type="string" office:string-value="PLUGIN_SDATA_OOS_DEFAULT" calcext:value-type="string">
            <text:p>PLUGIN_SDATA_OOS_DEFA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</text:p>
          </table:table-cell>
          <table:table-cell table:formula="of:=[$'Values for Testing'.B46]" office:value-type="string" office:string-value="The OOS BackOrder/PreSales conditions require an availability date.&lt;br&gt;Set the number of days to add to today\'s date, to create a new date." calcext:value-type="string">
            <text:p>The OOS BackOrder/PreSales conditions require an availability date.&lt;br&gt;Set the number of days to add to today\'s date, to create a new date.</text:p>
          </table:table-cell>
          <table:table-cell table:formula="of:=[$'Values for Testing'.C46]" office:value-type="string" office:string-value="PLUGIN_SDATA_OOS_AVAILABILITY_DELAY" calcext:value-type="string">
            <text:p>PLUGIN_SDATA_OOS_AVAILABILITY_DEL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nite</text:p>
          </table:table-cell>
          <table:table-cell table:formula="of:=[$'Values for Testing'.B47]" office:value-type="string" office:string-value="The type of return policy." calcext:value-type="string">
            <text:p>The type of return policy.</text:p>
          </table:table-cell>
          <table:table-cell table:formula="of:=[$'Values for Testing'.C47]" office:value-type="string" office:string-value="PLUGIN_SDATA_RETURNS_POLICY" calcext:value-type="string">
            <text:p>PLUGIN_SDATA_RETURNS_POLI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</text:p>
          </table:table-cell>
          <table:table-cell table:formula="of:=[$'Values for Testing'.B48]" office:value-type="string" office:string-value="In the case of the Finite return policy, the period (days limit) during which the product can be returned." calcext:value-type="string">
            <text:p>In the case of the Finite return policy, the period (days limit) during which the product can be returned.</text:p>
          </table:table-cell>
          <table:table-cell table:formula="of:=[$'Values for Testing'.C48]" office:value-type="string" office:string-value="PLUGIN_SDATA_RETURNS_DAYS" calcext:value-type="string">
            <text:p>PLUGIN_SDATA_RETURNS_DA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</text:p>
          </table:table-cell>
          <table:table-cell table:formula="of:=[$'Values for Testing'.B49]" office:value-type="string" office:string-value="The charge to the customer of returning the product." calcext:value-type="string">
            <text:p>The charge to the customer of returning the product.</text:p>
          </table:table-cell>
          <table:table-cell table:formula="of:=[$'Values for Testing'.C49]" office:value-type="string" office:string-value="PLUGIN_SDATA_RETURNS_METHOD" calcext:value-type="string">
            <text:p>PLUGIN_SDATA_RETURNS_METHO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.5</text:p>
          </table:table-cell>
          <table:table-cell table:formula="of:=[$'Values for Testing'.B50]" office:value-type="string" office:string-value="The charge to the customer of returning the product." calcext:value-type="string">
            <text:p>The charge to the customer of returning the product.</text:p>
          </table:table-cell>
          <table:table-cell table:formula="of:=[$'Values for Testing'.C50]" office:value-type="string" office:string-value="PLUGIN_SDATA_RETURNS_FEE" calcext:value-type="string">
            <text:p>PLUGIN_SDATA_RETURNS_FEE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51]" office:value-type="string" office:string-value="The country in which the returns policy is applicable (2-char ISO e.g. ES)." calcext:value-type="string">
            <text:p>The country in which the returns policy is applicable (2-char ISO e.g. ES).</text:p>
          </table:table-cell>
          <table:table-cell table:formula="of:=[$'Values for Testing'.C51]" office:value-type="string" office:string-value="PLUGIN_SDATA_RETURNS_APPLICABLE_COUNTRY" calcext:value-type="string">
            <text:p>PLUGIN_SDATA_RETURNS_APPLICABLE_COUNTRY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52]" office:value-type="string" office:string-value="The country to which the product must be returned (2-char ISO e.g. ES)." calcext:value-type="string">
            <text:p>The country to which the product must be returned (2-char ISO e.g. ES).</text:p>
          </table:table-cell>
          <table:table-cell table:formula="of:=[$'Values for Testing'.C52]" office:value-type="string" office:string-value="PLUGIN_SDATA_RETURNS_POLICY_COUNTRY" calcext:value-type="string">
            <text:p>PLUGIN_SDATA_RETURNS_POLICY_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0</text:p>
          </table:table-cell>
          <table:table-cell table:formula="of:=[$'Values for Testing'.B53]" office:value-type="string" office:string-value="The maximum number of characters allowed in a product name.&lt;br&gt;Google permits up to 150." calcext:value-type="string">
            <text:p>The maximum number of characters allowed in a product name.&lt;br&gt;Google permits up to 150.</text:p>
          </table:table-cell>
          <table:table-cell table:formula="of:=[$'Values for Testing'.C53]" office:value-type="string" office:string-value="PLUGIN_SDATA_MAX_NAME" calcext:value-type="string">
            <text:p>PLUGIN_SDATA_MAX_N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5000</text:p>
          </table:table-cell>
          <table:table-cell table:formula="of:=[$'Values for Testing'.B54]" office:value-type="string" office:string-value="The maximum number of characters allowed in a product description.&lt;br&gt;Google permits up to 5000." calcext:value-type="string">
            <text:p>The maximum number of characters allowed in a product description.&lt;br&gt;Google permits up to 5000.</text:p>
          </table:table-cell>
          <table:table-cell table:formula="of:=[$'Values for Testing'.C54]" office:value-type="string" office:string-value="PLUGIN_SDATA_MAX_DESCRIPTION" calcext:value-type="string">
            <text:p>PLUGIN_SDATA_MAX_DESCRIPTION</text:p>
          </table:table-cell>
          <table:table-cell table:number-columns-repeated="16381"/>
        </table:table-row>
        <table:table-row table:style-name="ro1">
          <table:table-cell/>
          <table:table-cell table:formula="of:=[$'Values for Testing'.B55]" office:value-type="string" office:string-value="The name of the custom field used in the products table for the GPC number." calcext:value-type="string">
            <text:p>The name of the custom field used in the products table for the GPC number.</text:p>
          </table:table-cell>
          <table:table-cell table:formula="of:=[$'Values for Testing'.C55]" office:value-type="string" office:string-value="PLUGIN_SDATA_GPC_FIELD" calcext:value-type="string">
            <text:p>PLUGIN_SDATA_GPC_FIELD</text:p>
          </table:table-cell>
          <table:table-cell table:number-columns-repeated="16381"/>
        </table:table-row>
        <table:table-row table:style-name="ro2">
          <table:table-cell/>
          <table:table-cell table:formula="of:=[$'Values for Testing'.B56]" office:value-type="string" office:string-value="The name of the custom field used in the products table for the product-specific code GTIN (EAN, ISBN etc.)." calcext:value-type="string">
            <text:p>The name of the custom field used in the products table for the product-specific code GTIN (EAN, ISBN etc.).</text:p>
          </table:table-cell>
          <table:table-cell table:formula="of:=[$'Values for Testing'.C56]" office:value-type="string" office:string-value="PLUGIN_SDATA_GTIN_FIELD" calcext:value-type="string">
            <text:p>PLUGIN_SDATA_GTIN_FIELD</text:p>
          </table:table-cell>
          <table:table-cell table:number-columns-repeated="16381"/>
        </table:table-row>
        <table:table-row table:style-name="ro2">
          <table:table-cell/>
          <table:table-cell table:formula="of:=[$'Values for Testing'.B57]" office:value-type="string" office:string-value="The name of the custom field used in the products_options_stock table for the product-specific GTIN code (EAN, ISBN etc.)." calcext:value-type="string">
            <text:p>The name of the custom field used in the products_options_stock table for the product-specific GTIN code (EAN, ISBN etc.).</text:p>
          </table:table-cell>
          <table:table-cell table:formula="of:=[$'Values for Testing'.C57]" office:value-type="string" office:string-value="PLUGIN_SDATA_POS_GTIN_FIELD" calcext:value-type="string">
            <text:p>PLUGIN_SDATA_POS_GTIN_FIELD</text:p>
          </table:table-cell>
          <table:table-cell table:number-columns-repeated="16381"/>
        </table:table-row>
        <table:table-row table:style-name="ro1" table:number-rows-repeated="9">
          <table:table-cell table:number-columns-repeated="16384"/>
        </table:table-row>
        <table:table-row table:style-name="ro10" table:number-rows-repeated="1048509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Production SQL" table:style-name="ta4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4" table:number-columns-repeated="16382" table:default-cell-style-name="Default"/>
        <table:table-row table:style-name="ro7">
          <table:table-cell office:value-type="string" calcext:value-type="string">
            <text:p>#SQL TO COPY AND PASTE INTO ADMIN-&gt;Tools-&gt;Install SQL Patches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2]&amp;&quot;'&quot;&amp;&quot; WHERE configuration_key = '&quot;&amp;[$'Production values'.C2]&amp;&quot;'&quot;&amp;&quot;;&quot;)" office:value-type="string" office:string-value="UPDATE configuration SET configuration_value = 'true' WHERE configuration_key = 'PLUGIN_SDATA_ENABLE';" calcext:value-type="string">
            <text:p>UPDATE configuration SET configuration_value = 'true' WHERE configuration_key = 'PLUGIN_SDATA_ENABL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3]&amp;&quot;'&quot;&amp;&quot; WHERE configuration_key = '&quot;&amp;[$'Production values'.C3]&amp;&quot;'&quot;&amp;&quot;;&quot;)" office:value-type="string" office:string-value="UPDATE configuration SET configuration_value = 'true' WHERE configuration_key = 'PLUGIN_SDATA_SCHEMA_ENABLE';" calcext:value-type="string">
            <text:p>UPDATE configuration SET configuration_value = 'true' WHERE configuration_key = 'PLUGIN_SDATA_SCHEMA_ENABL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4]&amp;&quot;'&quot;&amp;&quot; WHERE configuration_key = '&quot;&amp;[$'Production values'.C4]&amp;&quot;'&quot;&amp;&quot;;&quot;)" office:value-type="string" office:string-value="UPDATE configuration SET configuration_value = 'true' WHERE configuration_key = 'PLUGIN_SDATA_FOG_ENABLE';" calcext:value-type="string">
            <text:p>UPDATE configuration SET configuration_value = 'true' WHERE configuration_key = 'PLUGIN_SDATA_FOG_ENABL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5]&amp;&quot;'&quot;&amp;&quot; WHERE configuration_key = '&quot;&amp;[$'Production values'.C5]&amp;&quot;'&quot;&amp;&quot;;&quot;)" office:value-type="string" office:string-value="UPDATE configuration SET configuration_value = 'true' WHERE configuration_key = 'PLUGIN_SDATA_TWITTER_CARD_ENABLE';" calcext:value-type="string">
            <text:p>UPDATE configuration SET configuration_value = 'true' WHERE configuration_key = 'PLUGIN_SDATA_TWITTER_CARD_ENABL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6]&amp;&quot;'&quot;&amp;&quot; WHERE configuration_key = '&quot;&amp;[$'Production values'.C6]&amp;&quot;'&quot;&amp;&quot;;&quot;)" office:value-type="string" office:string-value="UPDATE configuration SET configuration_value = '' WHERE configuration_key = 'PLUGIN_SDATA_FOG_APPID';" calcext:value-type="string">
            <text:p>UPDATE configuration SET configuration_value = '' WHERE configuration_key = 'PLUGIN_SDATA_FOG_APPI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7]&amp;&quot;'&quot;&amp;&quot; WHERE configuration_key = '&quot;&amp;[$'Production values'.C7]&amp;&quot;'&quot;&amp;&quot;;&quot;)" office:value-type="string" office:string-value="UPDATE configuration SET configuration_value = '' WHERE configuration_key = 'PLUGIN_SDATA_FOG_ADMINID';" calcext:value-type="string">
            <text:p>UPDATE configuration SET configuration_value = '' WHERE configuration_key = 'PLUGIN_SDATA_FOG_ADMINI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8]&amp;&quot;'&quot;&amp;&quot; WHERE configuration_key = '&quot;&amp;[$'Production values'.C8]&amp;&quot;'&quot;&amp;&quot;;&quot;)" office:value-type="string" office:string-value="UPDATE configuration SET configuration_value = '' WHERE configuration_key = 'PLUGIN_SDATA_FOG_PAGE';" calcext:value-type="string">
            <text:p>UPDATE configuration SET configuration_value = '' WHERE configuration_key = 'PLUGIN_SDATA_FOG_PAG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9]&amp;&quot;'&quot;&amp;&quot; WHERE configuration_key = '&quot;&amp;[$'Production values'.C9]&amp;&quot;'&quot;&amp;&quot;;&quot;)" office:value-type="string" office:string-value="UPDATE configuration SET configuration_value = '' WHERE configuration_key = 'PLUGIN_SDATA_LOGO';" calcext:value-type="string">
            <text:p>UPDATE configuration SET configuration_value = '' WHERE configuration_key = 'PLUGIN_SDATA_LOGO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10]&amp;&quot;'&quot;&amp;&quot; WHERE configuration_key = '&quot;&amp;[$'Production values'.C10]&amp;&quot;'&quot;&amp;&quot;;&quot;)" office:value-type="string" office:string-value="UPDATE configuration SET configuration_value = '' WHERE configuration_key = 'PLUGIN_SDATA_STREET_ADDRESS';" calcext:value-type="string">
            <text:p>UPDATE configuration SET configuration_value = '' WHERE configuration_key = 'PLUGIN_SDATA_STREET_ADDRESS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11]&amp;&quot;'&quot;&amp;&quot; WHERE configuration_key = '&quot;&amp;[$'Production values'.C11]&amp;&quot;'&quot;&amp;&quot;;&quot;)" office:value-type="string" office:string-value="UPDATE configuration SET configuration_value = '' WHERE configuration_key = 'PLUGIN_SDATA_LOCALITY';" calcext:value-type="string">
            <text:p>UPDATE configuration SET configuration_value = '' WHERE configuration_key = 'PLUGIN_SDATA_LOCALITY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12]&amp;&quot;'&quot;&amp;&quot; WHERE configuration_key = '&quot;&amp;[$'Production values'.C12]&amp;&quot;'&quot;&amp;&quot;;&quot;)" office:value-type="string" office:string-value="UPDATE configuration SET configuration_value = '' WHERE configuration_key = 'PLUGIN_SDATA_REGION';" calcext:value-type="string">
            <text:p>UPDATE configuration SET configuration_value = '' WHERE configuration_key = 'PLUGIN_SDATA_REGION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13]&amp;&quot;'&quot;&amp;&quot; WHERE configuration_key = '&quot;&amp;[$'Production values'.C13]&amp;&quot;'&quot;&amp;&quot;;&quot;)" office:value-type="string" office:string-value="UPDATE configuration SET configuration_value = '' WHERE configuration_key = 'PLUGIN_SDATA_POSTALCODE';" calcext:value-type="string">
            <text:p>UPDATE configuration SET configuration_value = '' WHERE configuration_key = 'PLUGIN_SDATA_POSTALCOD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14]&amp;&quot;'&quot;&amp;&quot; WHERE configuration_key = '&quot;&amp;[$'Production values'.C14]&amp;&quot;'&quot;&amp;&quot;;&quot;)" office:value-type="string" office:string-value="UPDATE configuration SET configuration_value = '' WHERE configuration_key = 'PLUGIN_SDATA_COUNTRYNAME';" calcext:value-type="string">
            <text:p>UPDATE configuration SET configuration_value = '' WHERE configuration_key = 'PLUGIN_SDATA_COUNTRYNAM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15]&amp;&quot;'&quot;&amp;&quot; WHERE configuration_key = '&quot;&amp;[$'Production values'.C15]&amp;&quot;'&quot;&amp;&quot;;&quot;)" office:value-type="string" office:string-value="UPDATE configuration SET configuration_value = '' WHERE configuration_key = 'PLUGIN_SDATA_EMAIL';" calcext:value-type="string">
            <text:p>UPDATE configuration SET configuration_value = '' WHERE configuration_key = 'PLUGIN_SDATA_EMAIL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16]&amp;&quot;'&quot;&amp;&quot; WHERE configuration_key = '&quot;&amp;[$'Production values'.C16]&amp;&quot;'&quot;&amp;&quot;;&quot;)" office:value-type="string" office:string-value="UPDATE configuration SET configuration_value = '' WHERE configuration_key = 'PLUGIN_SDATA_TELEPHONE';" calcext:value-type="string">
            <text:p>UPDATE configuration SET configuration_value = '' WHERE configuration_key = 'PLUGIN_SDATA_TELEPHON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17]&amp;&quot;'&quot;&amp;&quot; WHERE configuration_key = '&quot;&amp;[$'Production values'.C17]&amp;&quot;'&quot;&amp;&quot;;&quot;)" office:value-type="string" office:string-value="UPDATE configuration SET configuration_value = '' WHERE configuration_key = 'PLUGIN_SDATA_FAX';" calcext:value-type="string">
            <text:p>UPDATE configuration SET configuration_value = '' WHERE configuration_key = 'PLUGIN_SDATA_FAX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18]&amp;&quot;'&quot;&amp;&quot; WHERE configuration_key = '&quot;&amp;[$'Production values'.C18]&amp;&quot;'&quot;&amp;&quot;;&quot;)" office:value-type="string" office:string-value="UPDATE configuration SET configuration_value = '' WHERE configuration_key = 'PLUGIN_SDATA_AVAILABLE_LANGUAGE';" calcext:value-type="string">
            <text:p>UPDATE configuration SET configuration_value = '' WHERE configuration_key = 'PLUGIN_SDATA_AVAILABLE_LANGUAG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19]&amp;&quot;'&quot;&amp;&quot; WHERE configuration_key = '&quot;&amp;[$'Production values'.C19]&amp;&quot;'&quot;&amp;&quot;;&quot;)" office:value-type="string" office:string-value="UPDATE configuration SET configuration_value = '1,en_GB' WHERE configuration_key = 'PLUGIN_SDATA_FOG_LOCALES';" calcext:value-type="string">
            <text:p>UPDATE configuration SET configuration_value = '1,en_GB' WHERE configuration_key = 'PLUGIN_SDATA_FOG_LOCALES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20]&amp;&quot;'&quot;&amp;&quot; WHERE configuration_key = '&quot;&amp;[$'Production values'.C20]&amp;&quot;'&quot;&amp;&quot;;&quot;)" office:value-type="string" office:string-value="UPDATE configuration SET configuration_value = '' WHERE configuration_key = 'PLUGIN_SDATA_TAXID';" calcext:value-type="string">
            <text:p>UPDATE configuration SET configuration_value = '' WHERE configuration_key = 'PLUGIN_SDATA_TAXI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21]&amp;&quot;'&quot;&amp;&quot; WHERE configuration_key = '&quot;&amp;[$'Production values'.C21]&amp;&quot;'&quot;&amp;&quot;;&quot;)" office:value-type="string" office:string-value="UPDATE configuration SET configuration_value = '' WHERE configuration_key = 'PLUGIN_SDATA_VATID';" calcext:value-type="string">
            <text:p>UPDATE configuration SET configuration_value = '' WHERE configuration_key = 'PLUGIN_SDATA_VATI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22]&amp;&quot;'&quot;&amp;&quot; WHERE configuration_key = '&quot;&amp;[$'Production values'.C22]&amp;&quot;'&quot;&amp;&quot;;&quot;)" office:value-type="string" office:string-value="UPDATE configuration SET configuration_value = '' WHERE configuration_key = 'PLUGIN_SDATA_SAMEAS';" calcext:value-type="string">
            <text:p>UPDATE configuration SET configuration_value = '' WHERE configuration_key = 'PLUGIN_SDATA_SAMEAS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23]&amp;&quot;'&quot;&amp;&quot; WHERE configuration_key = '&quot;&amp;[$'Production values'.C23]&amp;&quot;'&quot;&amp;&quot;;&quot;)" office:value-type="string" office:string-value="UPDATE configuration SET configuration_value = '' WHERE configuration_key = 'PLUGIN_SDATA_ELIGIBLE_REGION';" calcext:value-type="string">
            <text:p>UPDATE configuration SET configuration_value = '' WHERE configuration_key = 'PLUGIN_SDATA_ELIGIBLE_REGION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24]&amp;&quot;'&quot;&amp;&quot; WHERE configuration_key = '&quot;&amp;[$'Production values'.C24]&amp;&quot;'&quot;&amp;&quot;;&quot;)" office:value-type="string" office:string-value="UPDATE configuration SET configuration_value = '' WHERE configuration_key = 'PLUGIN_SDATA_PRICE_CURRENCY';" calcext:value-type="string">
            <text:p>UPDATE configuration SET configuration_value = '' WHERE configuration_key = 'PLUGIN_SDATA_PRICE_CURRENCY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25]&amp;&quot;'&quot;&amp;&quot; WHERE configuration_key = '&quot;&amp;[$'Production values'.C25]&amp;&quot;'&quot;&amp;&quot;;&quot;)" office:value-type="string" office:string-value="UPDATE configuration SET configuration_value = '2' WHERE configuration_key = 'PLUGIN_SDATA_DELIVERYLEADTIME';" calcext:value-type="string">
            <text:p>UPDATE configuration SET configuration_value = '2' WHERE configuration_key = 'PLUGIN_SDATA_DELIVERYLEADTIM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26]&amp;&quot;'&quot;&amp;&quot; WHERE configuration_key = '&quot;&amp;[$'Production values'.C26]&amp;&quot;'&quot;&amp;&quot;;&quot;)" office:value-type="string" office:string-value="UPDATE configuration SET configuration_value = '7' WHERE configuration_key = 'PLUGIN_SDATA_DELIVERYLEADTIME_OOS';" calcext:value-type="string">
            <text:p>UPDATE configuration SET configuration_value = '7' WHERE configuration_key = 'PLUGIN_SDATA_DELIVERYLEADTIME_OOS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27]&amp;&quot;'&quot;&amp;&quot; WHERE configuration_key = '&quot;&amp;[$'Production values'.C27]&amp;&quot;'&quot;&amp;&quot;;&quot;)" office:value-type="string" office:string-value="UPDATE configuration SET configuration_value = 'new' WHERE configuration_key = 'PLUGIN_SDATA_FOG_PRODUCT_CONDITION';" calcext:value-type="string">
            <text:p>UPDATE configuration SET configuration_value = 'new' WHERE configuration_key = 'PLUGIN_SDATA_FOG_PRODUCT_CONDITION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28]&amp;&quot;'&quot;&amp;&quot; WHERE configuration_key = '&quot;&amp;[$'Production values'.C28]&amp;&quot;'&quot;&amp;&quot;;&quot;)" office:value-type="string" office:string-value="UPDATE configuration SET configuration_value = ' ByBankTransferInAdvance,  COD, PayPal, AmericanExpress, MasterCard, VISA' WHERE configuration_key = 'PLUGIN_SDATA_ACCEPTED_PAYMENT_METHODS';" calcext:value-type="string">
            <text:p>UPDATE configuration SET configuration_value = ' ByBankTransferInAdvance, <text:s/>COD, PayPal, AmericanExpress, MasterCard, VISA' WHERE configuration_key = 'PLUGIN_SDATA_ACCEPTED_PAYMENT_METHODS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29]&amp;&quot;'&quot;&amp;&quot; WHERE configuration_key = '&quot;&amp;[$'Production values'.C29]&amp;&quot;'&quot;&amp;&quot;;&quot;)" office:value-type="string" office:string-value="UPDATE configuration SET configuration_value = '' WHERE configuration_key = 'PLUGIN_SDATA_LEGAL_NAME';" calcext:value-type="string">
            <text:p>UPDATE configuration SET configuration_value = '' WHERE configuration_key = 'PLUGIN_SDATA_LEGAL_NAM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30]&amp;&quot;'&quot;&amp;&quot; WHERE configuration_key = '&quot;&amp;[$'Production values'.C30]&amp;&quot;'&quot;&amp;&quot;;&quot;)" office:value-type="string" office:string-value="UPDATE configuration SET configuration_value = '' WHERE configuration_key = 'PLUGIN_SDATA_DUNS';" calcext:value-type="string">
            <text:p>UPDATE configuration SET configuration_value = '' WHERE configuration_key = 'PLUGIN_SDATA_DUNS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31]&amp;&quot;'&quot;&amp;&quot; WHERE configuration_key = '&quot;&amp;[$'Production values'.C31]&amp;&quot;'&quot;&amp;&quot;;&quot;)" office:value-type="string" office:string-value="UPDATE configuration SET configuration_value = '' WHERE configuration_key = 'PLUGIN_SDATA_AREA_SERVED';" calcext:value-type="string">
            <text:p>UPDATE configuration SET configuration_value = '' WHERE configuration_key = 'PLUGIN_SDATA_AREA_SERVE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32]&amp;&quot;'&quot;&amp;&quot; WHERE configuration_key = '&quot;&amp;[$'Production values'.C32]&amp;&quot;'&quot;&amp;&quot;;&quot;)" office:value-type="string" office:string-value="UPDATE configuration SET configuration_value = '' WHERE configuration_key = 'PLUGIN_SDATA_FOG_DEFAULT_PRODUCT_IMAGE';" calcext:value-type="string">
            <text:p>UPDATE configuration SET configuration_value = '' WHERE configuration_key = 'PLUGIN_SDATA_FOG_DEFAULT_PRODUCT_IMAG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33]&amp;&quot;'&quot;&amp;&quot; WHERE configuration_key = '&quot;&amp;[$'Production values'.C33]&amp;&quot;'&quot;&amp;&quot;;&quot;)" office:value-type="string" office:string-value="UPDATE configuration SET configuration_value = '' WHERE configuration_key = 'PLUGIN_SDATA_FOG_DEFAULT_IMAGE';" calcext:value-type="string">
            <text:p>UPDATE configuration SET configuration_value = '' WHERE configuration_key = 'PLUGIN_SDATA_FOG_DEFAULT_IMAG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34]&amp;&quot;'&quot;&amp;&quot; WHERE configuration_key = '&quot;&amp;[$'Production values'.C34]&amp;&quot;'&quot;&amp;&quot;;&quot;)" office:value-type="string" office:string-value="UPDATE configuration SET configuration_value = ' business.business' WHERE configuration_key = 'PLUGIN_SDATA_FOG_TYPE_SITE';" calcext:value-type="string">
            <text:p>UPDATE configuration SET configuration_value = ' business.business' WHERE configuration_key = 'PLUGIN_SDATA_FOG_TYPE_SIT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35]&amp;&quot;'&quot;&amp;&quot; WHERE configuration_key = '&quot;&amp;[$'Production values'.C35]&amp;&quot;'&quot;&amp;&quot;;&quot;)" office:value-type="string" office:string-value="UPDATE configuration SET configuration_value = ' product' WHERE configuration_key = 'PLUGIN_SDATA_FOG_TYPE_PRODUCT';" calcext:value-type="string">
            <text:p>UPDATE configuration SET configuration_value = ' product' WHERE configuration_key = 'PLUGIN_SDATA_FOG_TYPE_PRODUCT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36]&amp;&quot;'&quot;&amp;&quot; WHERE configuration_key = '&quot;&amp;[$'Production values'.C36]&amp;&quot;'&quot;&amp;&quot;;&quot;)" office:value-type="string" office:string-value="UPDATE configuration SET configuration_value = '' WHERE configuration_key = 'PLUGIN_SDATA_TWITTER_DEFAULT_IMAGE';" calcext:value-type="string">
            <text:p>UPDATE configuration SET configuration_value = '' WHERE configuration_key = 'PLUGIN_SDATA_TWITTER_DEFAULT_IMAG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37]&amp;&quot;'&quot;&amp;&quot; WHERE configuration_key = '&quot;&amp;[$'Production values'.C37]&amp;&quot;'&quot;&amp;&quot;;&quot;)" office:value-type="string" office:string-value="UPDATE configuration SET configuration_value = '' WHERE configuration_key = 'PLUGIN_SDATA_TWITTER_USERNAME';" calcext:value-type="string">
            <text:p>UPDATE configuration SET configuration_value = '' WHERE configuration_key = 'PLUGIN_SDATA_TWITTER_USERNAM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38]&amp;&quot;'&quot;&amp;&quot; WHERE configuration_key = '&quot;&amp;[$'Production values'.C38]&amp;&quot;'&quot;&amp;&quot;;&quot;)" office:value-type="string" office:string-value="UPDATE configuration SET configuration_value = '' WHERE configuration_key = 'PLUGIN_SDATA_TWITTER_PAGE';" calcext:value-type="string">
            <text:p>UPDATE configuration SET configuration_value = '' WHERE configuration_key = 'PLUGIN_SDATA_TWITTER_PAG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39]&amp;&quot;'&quot;&amp;&quot; WHERE configuration_key = '&quot;&amp;[$'Production values'.C39]&amp;&quot;'&quot;&amp;&quot;;&quot;)" office:value-type="string" office:string-value="UPDATE configuration SET configuration_value = '' WHERE configuration_key = 'PLUGIN_SDATA_GOOGLE_PUBLISHER';" calcext:value-type="string">
            <text:p>UPDATE configuration SET configuration_value = '' WHERE configuration_key = 'PLUGIN_SDATA_GOOGLE_PUBLISHER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40]&amp;&quot;'&quot;&amp;&quot; WHERE configuration_key = '&quot;&amp;[$'Production values'.C40]&amp;&quot;'&quot;&amp;&quot;;&quot;)" office:value-type="string" office:string-value="UPDATE configuration SET configuration_value = '' WHERE configuration_key = 'PLUGIN_SDATA_GOOGLE_PRODUCT_CATEGORY';" calcext:value-type="string">
            <text:p>UPDATE configuration SET configuration_value = '' WHERE configuration_key = 'PLUGIN_SDATA_GOOGLE_PRODUCT_CATEGORY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41]&amp;&quot;'&quot;&amp;&quot; WHERE configuration_key = '&quot;&amp;[$'Production values'.C41]&amp;&quot;'&quot;&amp;&quot;;&quot;)" office:value-type="string" office:string-value="UPDATE configuration SET configuration_value = '2020-09-23 13:48:39' WHERE configuration_key = 'PLUGIN_SDATA_REVIEW_DEFAULT_DATE';" calcext:value-type="string">
            <text:p>UPDATE configuration SET configuration_value = '2020-09-23 13:48:39' WHERE configuration_key = 'PLUGIN_SDATA_REVIEW_DEFAULT_DAT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42]&amp;&quot;'&quot;&amp;&quot; WHERE configuration_key = '&quot;&amp;[$'Production values'.C42]&amp;&quot;'&quot;&amp;&quot;;&quot;)" office:value-type="string" office:string-value="UPDATE configuration SET configuration_value = 'true' WHERE configuration_key = 'PLUGIN_SDATA_REVIEW_USE_DEFAULT';" calcext:value-type="string">
            <text:p>UPDATE configuration SET configuration_value = 'true' WHERE configuration_key = 'PLUGIN_SDATA_REVIEW_USE_DEFAULT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43]&amp;&quot;'&quot;&amp;&quot; WHERE configuration_key = '&quot;&amp;[$'Production values'.C43]&amp;&quot;'&quot;&amp;&quot;;&quot;)" office:value-type="string" office:string-value="UPDATE configuration SET configuration_value = '4' WHERE configuration_key = 'PLUGIN_SDATA_REVIEW_DEFAULT_VALUE';" calcext:value-type="string">
            <text:p>UPDATE configuration SET configuration_value = '4' WHERE configuration_key = 'PLUGIN_SDATA_REVIEW_DEFAULT_VALU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44]&amp;&quot;'&quot;&amp;&quot; WHERE configuration_key = '&quot;&amp;[$'Production values'.C44]&amp;&quot;'&quot;&amp;&quot;;&quot;)" office:value-type="string" office:string-value="UPDATE configuration SET configuration_value = '0.5' WHERE configuration_key = 'PLUGIN_SDATA_DEFAULT_WEIGHT';" calcext:value-type="string">
            <text:p>UPDATE configuration SET configuration_value = '0.5' WHERE configuration_key = 'PLUGIN_SDATA_DEFAULT_WEIGHT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45]&amp;&quot;'&quot;&amp;&quot; WHERE configuration_key = '&quot;&amp;[$'Production values'.C45]&amp;&quot;'&quot;&amp;&quot;;&quot;)" office:value-type="string" office:string-value="UPDATE configuration SET configuration_value = 'BackOrder' WHERE configuration_key = 'PLUGIN_SDATA_OOS_DEFAULT';" calcext:value-type="string">
            <text:p>UPDATE configuration SET configuration_value = 'BackOrder' WHERE configuration_key = 'PLUGIN_SDATA_OOS_DEFAULT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46]&amp;&quot;'&quot;&amp;&quot; WHERE configuration_key = '&quot;&amp;[$'Production values'.C46]&amp;&quot;'&quot;&amp;&quot;;&quot;)" office:value-type="string" office:string-value="UPDATE configuration SET configuration_value = '10' WHERE configuration_key = 'PLUGIN_SDATA_OOS_AVAILABILITY_DELAY';" calcext:value-type="string">
            <text:p>UPDATE configuration SET configuration_value = '10' WHERE configuration_key = 'PLUGIN_SDATA_OOS_AVAILABILITY_DELAY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47]&amp;&quot;'&quot;&amp;&quot; WHERE configuration_key = '&quot;&amp;[$'Production values'.C47]&amp;&quot;'&quot;&amp;&quot;;&quot;)" office:value-type="string" office:string-value="UPDATE configuration SET configuration_value = 'Finite' WHERE configuration_key = 'PLUGIN_SDATA_RETURNS_POLICY';" calcext:value-type="string">
            <text:p>UPDATE configuration SET configuration_value = 'Finite' WHERE configuration_key = 'PLUGIN_SDATA_RETURNS_POLICY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48]&amp;&quot;'&quot;&amp;&quot; WHERE configuration_key = '&quot;&amp;[$'Production values'.C48]&amp;&quot;'&quot;&amp;&quot;;&quot;)" office:value-type="string" office:string-value="UPDATE configuration SET configuration_value = '14' WHERE configuration_key = 'PLUGIN_SDATA_RETURNS_DAYS';" calcext:value-type="string">
            <text:p>UPDATE configuration SET configuration_value = '14' WHERE configuration_key = 'PLUGIN_SDATA_RETURNS_DAYS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49]&amp;&quot;'&quot;&amp;&quot; WHERE configuration_key = '&quot;&amp;[$'Production values'.C49]&amp;&quot;'&quot;&amp;&quot;;&quot;)" office:value-type="string" office:string-value="UPDATE configuration SET configuration_value = 'Mail' WHERE configuration_key = 'PLUGIN_SDATA_RETURNS_METHOD';" calcext:value-type="string">
            <text:p>UPDATE configuration SET configuration_value = 'Mail' WHERE configuration_key = 'PLUGIN_SDATA_RETURNS_METHO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50]&amp;&quot;'&quot;&amp;&quot; WHERE configuration_key = '&quot;&amp;[$'Production values'.C50]&amp;&quot;'&quot;&amp;&quot;;&quot;)" office:value-type="string" office:string-value="UPDATE configuration SET configuration_value = '0.5' WHERE configuration_key = 'PLUGIN_SDATA_RETURNS_FEE';" calcext:value-type="string">
            <text:p>UPDATE configuration SET configuration_value = '0.5' WHERE configuration_key = 'PLUGIN_SDATA_RETURNS_FE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51]&amp;&quot;'&quot;&amp;&quot; WHERE configuration_key = '&quot;&amp;[$'Production values'.C51]&amp;&quot;'&quot;&amp;&quot;;&quot;)" office:value-type="string" office:string-value="UPDATE configuration SET configuration_value = '' WHERE configuration_key = 'PLUGIN_SDATA_RETURNS_APPLICABLE_COUNTRY';" calcext:value-type="string">
            <text:p>UPDATE configuration SET configuration_value = '' WHERE configuration_key = 'PLUGIN_SDATA_RETURNS_APPLICABLE_COUNTRY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52]&amp;&quot;'&quot;&amp;&quot; WHERE configuration_key = '&quot;&amp;[$'Production values'.C52]&amp;&quot;'&quot;&amp;&quot;;&quot;)" office:value-type="string" office:string-value="UPDATE configuration SET configuration_value = '' WHERE configuration_key = 'PLUGIN_SDATA_RETURNS_POLICY_COUNTRY';" calcext:value-type="string">
            <text:p>UPDATE configuration SET configuration_value = '' WHERE configuration_key = 'PLUGIN_SDATA_RETURNS_POLICY_COUNTRY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53]&amp;&quot;'&quot;&amp;&quot; WHERE configuration_key = '&quot;&amp;[$'Production values'.C53]&amp;&quot;'&quot;&amp;&quot;;&quot;)" office:value-type="string" office:string-value="UPDATE configuration SET configuration_value = '150' WHERE configuration_key = 'PLUGIN_SDATA_MAX_NAME';" calcext:value-type="string">
            <text:p>UPDATE configuration SET configuration_value = '150' WHERE configuration_key = 'PLUGIN_SDATA_MAX_NAME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54]&amp;&quot;'&quot;&amp;&quot; WHERE configuration_key = '&quot;&amp;[$'Production values'.C54]&amp;&quot;'&quot;&amp;&quot;;&quot;)" office:value-type="string" office:string-value="UPDATE configuration SET configuration_value = '5000' WHERE configuration_key = 'PLUGIN_SDATA_MAX_DESCRIPTION';" calcext:value-type="string">
            <text:p>UPDATE configuration SET configuration_value = '5000' WHERE configuration_key = 'PLUGIN_SDATA_MAX_DESCRIPTION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55]&amp;&quot;'&quot;&amp;&quot; WHERE configuration_key = '&quot;&amp;[$'Production values'.C55]&amp;&quot;'&quot;&amp;&quot;;&quot;)" office:value-type="string" office:string-value="UPDATE configuration SET configuration_value = '' WHERE configuration_key = 'PLUGIN_SDATA_GPC_FIELD';" calcext:value-type="string">
            <text:p>UPDATE configuration SET configuration_value = '' WHERE configuration_key = 'PLUGIN_SDATA_GPC_FIEL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56]&amp;&quot;'&quot;&amp;&quot; WHERE configuration_key = '&quot;&amp;[$'Production values'.C56]&amp;&quot;'&quot;&amp;&quot;;&quot;)" office:value-type="string" office:string-value="UPDATE configuration SET configuration_value = '' WHERE configuration_key = 'PLUGIN_SDATA_GTIN_FIELD';" calcext:value-type="string">
            <text:p>UPDATE configuration SET configuration_value = '' WHERE configuration_key = 'PLUGIN_SDATA_GTIN_FIELD';</text:p>
          </table:table-cell>
          <table:table-cell table:number-columns-repeated="16383"/>
        </table:table-row>
        <table:table-row table:style-name="ro7">
          <table:table-cell table:formula="of:=CLEAN(&quot;UPDATE configuration SET configuration_value = '&quot;&amp;[$'Production values'.A57]&amp;&quot;'&quot;&amp;&quot; WHERE configuration_key = '&quot;&amp;[$'Production values'.C57]&amp;&quot;'&quot;&amp;&quot;;&quot;)" office:value-type="string" office:string-value="UPDATE configuration SET configuration_value = '' WHERE configuration_key = 'PLUGIN_SDATA_POS_GTIN_FIELD';" calcext:value-type="string">
            <text:p>UPDATE configuration SET configuration_value = '' WHERE configuration_key = 'PLUGIN_SDATA_POS_GTIN_FIELD';</text:p>
          </table:table-cell>
          <table:table-cell table:number-columns-repeated="16383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13:23:45.7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_20_Values" style:display-name="PageStyle_Test Val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ion_20_values" style:display-name="PageStyle_Production val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ion_20_SQL" style:display-name="PageStyle_Production SQ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SQL" style:display-name="PageStyle_Test SQ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eve</meta:initial-creator>
    <meta:creation-date>2017-02-10T09:20:03</meta:creation-date>
    <dc:date>2025-02-10T14:01:14.220000000</dc:date>
    <meta:generator>LibreOffice/24.8.4.2$Windows_X86_64 LibreOffice_project/bb3cfa12c7b1bf994ecc5649a80400d06cd71002</meta:generator>
    <meta:editing-duration>PT37M16S</meta:editing-duration>
    <meta:editing-cycles>5</meta:editing-cycles>
    <dc:description>Part of the Structured Data plugin:
https://github.com/torvista/Zen_Cart-Structured_Data

</dc:description>
    <dc:contributor>Steve torvista</dc:contributor>
    <dc:title>Structured Data Bulk UPDATE sql</dc:title>
    <meta:document-statistic meta:table-count="4" meta:cell-count="423" meta:object-count="0"/>
    <meta:user-defined meta:name="AppVersion">16.0300</meta:user-defined>
  </office:meta>
</office:document-meta>
</file>